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5" style:family="table-cell" style:parent-style-name="Pivot_20_Table_20_Value" style:data-style-name="N0">
      <style:table-cell-properties fo:border="0.99pt solid #000000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8" style:family="table-cell" style:parent-style-name="Pivot_20_Table_20_Category" style:data-style-name="N0"/>
    <style:style style:name="ce2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0"/>
    <style:style style:name="ce3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3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37" style:family="table-cell" style:parent-style-name="Pivot_20_Table_20_Value" style:data-style-name="N0">
      <style:table-cell-properties fo:border="0.99pt solid #000000"/>
    </style:style>
    <style:style style:name="ce38" style:family="table-cell" style:parent-style-name="Pivot_20_Table_20_Corner">
      <style:table-cell-properties fo:border-bottom="none" fo:border-left="none" fo:border-right="none" fo:border-top="2.01pt solid #000000"/>
    </style:style>
    <style:style style:name="ce3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0" style:family="table-cell" style:parent-style-name="Pivot_20_Table_20_Value" style:data-style-name="N0"/>
    <style:style style:name="ce4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2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43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45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46" style:family="table-cell" style:parent-style-name="Pivot_20_Table_20_Value" style:data-style-name="N0">
      <style:table-cell-properties fo:border="0.99pt solid #000000"/>
    </style:style>
    <style:style style:name="ce4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8" style:family="table-cell" style:parent-style-name="Pivot_20_Table_20_Value" style:data-style-name="N0"/>
    <style:style style:name="ce4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0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51" style:family="table-cell" style:parent-style-name="Pivot_20_Table_20_Title" style:data-style-name="N0">
      <style:table-cell-properties fo:border-bottom="none" fo:border-left="0.99pt solid #000000" fo:border-right="0.99pt solid #000000" fo:border-top="none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53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54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55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56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57" style:family="table-cell" style:parent-style-name="Pivot_20_Table_20_Result" style:data-style-name="N0">
      <style:table-cell-properties fo:border="0.99pt solid #000000"/>
    </style:style>
    <style:style style:name="ce58" style:family="table-cell" style:parent-style-name="Pivot_20_Table_20_Result" style:data-style-name="N0">
      <style:table-cell-properties fo:border-bottom="none" fo:border-left="none" fo:border-right="none" fo:border-top="0.99pt solid #000000"/>
    </style:style>
    <style:style style:name="ce59" style:family="table-cell" style:parent-style-name="Pivot_20_Table_20_Result" style:data-style-name="N0"/>
    <style:style style:name="ce60" style:family="table-cell" style:parent-style-name="Pivot_20_Table_20_Result" style:data-style-name="N0">
      <style:table-cell-properties fo:border-bottom="0.99pt solid #000000" fo:border-left="none" fo:border-right="none" fo:border-top="none"/>
    </style:style>
    <style:style style:name="ce6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2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6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8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6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71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7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73" style:family="table-cell" style:parent-style-name="Pivot_20_Table_20_Value">
      <style:map style:condition="cell-content()&gt;0.05" style:apply-style-name="Good" style:base-cell-address="Sheet3.E5"/>
      <style:map style:condition="cell-content()&lt;-0.05" style:apply-style-name="Bad" style:base-cell-address="Sheet3.E5"/>
    </style:style>
    <style:style style:name="ce74" style:family="table-cell" style:parent-style-name="Pivot_20_Table_20_Value">
      <style:map style:condition="cell-content()&lt;-0.05" style:apply-style-name="Bad" style:base-cell-address="Sheet3.Q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g_batch_collated_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 or no</text:p>
          </table:table-cell>
          <table:table-cell office:value-type="string" calcext:value-type="string">
            <text:p>G or D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727272727272727" calcext:value-type="float">
            <text:p>0.72727272727272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18181818181818" calcext:value-type="float">
            <text:p>1.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0.727272727272727" calcext:value-type="float">
            <text:p>0.7272727272727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.22222222222222" calcext:value-type="float">
            <text:p>1.22222222222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1.22222222222222" calcext:value-type="float">
            <text:p>1.22222222222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2857142857143" calcext:value-type="float">
            <text:p>1.4285714285714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09090909090909" calcext:value-type="float">
            <text:p>1.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71428571428571" calcext:value-type="float">
            <text:p>1.7142857142857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769230769230769" calcext:value-type="float">
            <text:p>0.7692307692307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21428571428571" calcext:value-type="float">
            <text:p>1.214285714285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1.375" calcext:value-type="float">
            <text:p>1.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83333333333333" calcext:value-type="float">
            <text:p>1.8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55555555555556" calcext:value-type="float">
            <text:p>1.5555555555555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57142857142857" calcext:value-type="float">
            <text:p>1.571428571428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1.42857142857143" calcext:value-type="float">
            <text:p>1.42857142857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07692307692308" calcext:value-type="float">
            <text:p>1.076923076923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0.727272727272727" calcext:value-type="float">
            <text:p>0.7272727272727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float" office:value="0.827586206896552" calcext:value-type="float">
            <text:p>0.8275862068965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61538461538462" calcext:value-type="float">
            <text:p>1.615384615384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0.769230769230769" calcext:value-type="float">
            <text:p>0.7692307692307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0.769230769230769" calcext:value-type="float">
            <text:p>0.7692307692307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1.23076923076923" calcext:value-type="float">
            <text:p>1.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1.07692307692308" calcext:value-type="float">
            <text:p>1.076923076923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22222222222222" calcext:value-type="float">
            <text:p>1.2222222222222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07692307692308" calcext:value-type="float">
            <text:p>1.076923076923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float" office:value="0.961538461538462" calcext:value-type="float">
            <text:p>0.96153846153846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float" office:value="1.17391304347826" calcext:value-type="float">
            <text:p>1.173913043478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07142857142857" calcext:value-type="float">
            <text:p>1.071428571428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float" office:value="0.733333333333333" calcext:value-type="float">
            <text:p>0.7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float" office:value="0.538461538461538" calcext:value-type="float">
            <text:p>0.5384615384615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823529411764706" calcext:value-type="float">
            <text:p>0.82352941176470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875" calcext:value-type="float">
            <text:p>1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28571428571429" calcext:value-type="float">
            <text:p>2.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1.08333333333333" calcext:value-type="float">
            <text:p>1.08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1.66666666666667" calcext:value-type="float">
            <text:p>1.6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0.846153846153846" calcext:value-type="float">
            <text:p>0.84615384615384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1.08333333333333" calcext:value-type="float">
            <text:p>1.08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0.846153846153846" calcext:value-type="float">
            <text:p>0.846153846153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41176470588235" calcext:value-type="float">
            <text:p>0.94117647058823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06666666666667" calcext:value-type="float">
            <text:p>1.0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1.08333333333333" calcext:value-type="float">
            <text:p>1.08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0.852941176470588" calcext:value-type="float">
            <text:p>0.85294117647058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1.08571428571429" calcext:value-type="float">
            <text:p>1.0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1.09677419354839" calcext:value-type="float">
            <text:p>1.096774193548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0.823529411764706" calcext:value-type="float">
            <text:p>0.8235294117647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791666666666667" calcext:value-type="float">
            <text:p>0.791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1.0625" calcext:value-type="float">
            <text:p>1.06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0.941176470588235" calcext:value-type="float">
            <text:p>0.9411764705882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0.722222222222222" calcext:value-type="float">
            <text:p>0.722222222222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0.941176470588235" calcext:value-type="float">
            <text:p>0.9411764705882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13333333333333" calcext:value-type="float">
            <text:p>1.1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0.828571428571429" calcext:value-type="float">
            <text:p>0.8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1.03225806451613" calcext:value-type="float">
            <text:p>1.0322580645161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0.742857142857143" calcext:value-type="float">
            <text:p>0.742857142857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1.10714285714286" calcext:value-type="float">
            <text:p>1.107142857142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842105263157895" calcext:value-type="float">
            <text:p>0.842105263157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1.13333333333333" calcext:value-type="float">
            <text:p>1.1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0.705882352941176" calcext:value-type="float">
            <text:p>0.7058823529411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66666666666667" calcext:value-type="float">
            <text:p>1.6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1.13333333333333" calcext:value-type="float">
            <text:p>1.1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05882352941176" calcext:value-type="float">
            <text:p>1.0588235294117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1.58333333333333" calcext:value-type="float">
            <text:p>1.58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1.45454545454545" calcext:value-type="float">
            <text:p>1.454545454545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791666666666667" calcext:value-type="float">
            <text:p>0.791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826086956521739" calcext:value-type="float">
            <text:p>0.8260869565217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09090909090909" calcext:value-type="float">
            <text:p>1.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.07142857142857" calcext:value-type="float">
            <text:p>1.071428571428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04761904761905" calcext:value-type="float">
            <text:p>0.9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0.882352941176471" calcext:value-type="float">
            <text:p>0.8823529411764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1.05882352941176" calcext:value-type="float">
            <text:p>1.058823529411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1.04761904761905" calcext:value-type="float">
            <text:p>1.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869565217391304" calcext:value-type="float">
            <text:p>0.8695652173913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863636363636364" calcext:value-type="float">
            <text:p>0.8636363636363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1.02222222222222" calcext:value-type="float">
            <text:p>1.0222222222222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1.04761904761905" calcext:value-type="float">
            <text:p>1.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1.06666666666667" calcext:value-type="float">
            <text:p>1.06666666666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64705882352941" calcext:value-type="float">
            <text:p>0.76470588235294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85714285714286" calcext:value-type="float">
            <text:p>0.6857142857142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64705882352941" calcext:value-type="float">
            <text:p>0.7647058823529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09090909090909" calcext:value-type="float">
            <text:p>1.09090909090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1.0952380952381" calcext:value-type="float">
            <text:p>1.09523809523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11764705882353" calcext:value-type="float">
            <text:p>1.1176470588235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1875" calcext:value-type="float">
            <text:p>1.1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0.80952380952381" calcext:value-type="float">
            <text:p>0.8095238095238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0.755555555555556" calcext:value-type="float">
            <text:p>0.755555555555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894736842105263" calcext:value-type="float">
            <text:p>0.89473684210526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03846153846154" calcext:value-type="float">
            <text:p>1.0384615384615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62962962962963" calcext:value-type="float">
            <text:p>0.9629629629629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20689655172414" calcext:value-type="float">
            <text:p>0.6206896551724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0.736842105263158" calcext:value-type="float">
            <text:p>0.7368421052631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13793103448276" calcext:value-type="float">
            <text:p>1.1379310344827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06896551724138" calcext:value-type="float">
            <text:p>1.068965517241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17391304347826" calcext:value-type="float">
            <text:p>1.173913043478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34782608695652" calcext:value-type="float">
            <text:p>1.3478260869565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26315789473684" calcext:value-type="float">
            <text:p>1.263157894736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869565217391304" calcext:value-type="float">
            <text:p>0.8695652173913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1.11764705882353" calcext:value-type="float">
            <text:p>1.1176470588235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Pivot Table_big_batch_collated_03_1" table:style-name="ta1">
        <table:table-column table:style-name="co7" table:default-cell-style-name="ce5"/>
        <table:table-column table:style-name="co7" table:default-cell-style-name="ce13"/>
        <table:table-column table:style-name="co7" table:default-cell-style-name="ce22"/>
        <table:table-column table:style-name="co7" table:default-cell-style-name="ce31"/>
        <table:table-column table:style-name="co7" table:default-cell-style-name="ce34"/>
        <table:table-column table:style-name="co7" table:default-cell-style-name="ce40"/>
        <table:table-column table:style-name="co7" table:default-cell-style-name="ce43"/>
        <table:table-column table:style-name="co7" table:default-cell-style-name="ce48"/>
        <table:table-column table:style-name="co7" table:default-cell-style-name="ce54"/>
        <table:table-column table:style-name="co7" table:default-cell-style-name="ce59"/>
        <table:table-column table:style-name="co7" table:default-cell-style-name="ce66"/>
        <table:table-row table:style-name="ro1">
          <table:table-cell table:style-name="ce1"/>
          <table:table-cell table:style-name="ce9"/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Time or no</text:p>
          </table:table-cell>
          <table:table-cell table:style-name="ce17" office:value-type="string" calcext:value-type="string">
            <text:p>G or D</text:p>
          </table:table-cell>
          <table:table-cell table:style-name="ce38" table:number-columns-repeated="5"/>
          <table:table-cell table:style-name="ce61"/>
        </table:table-row>
        <table:table-row table:style-name="ro1">
          <table:table-cell table:style-name="ce2"/>
          <table:table-cell table:style-name="ce10"/>
          <table:table-cell table:style-name="ce18" office:value-type="string" calcext:value-type="string">
            <text:p>Min - Result</text:p>
          </table:table-cell>
          <table:table-cell table:style-name="ce27"/>
          <table:table-cell table:style-name="ce18" office:value-type="string" calcext:value-type="string">
            <text:p>Max - Result</text:p>
          </table:table-cell>
          <table:table-cell table:style-name="ce27"/>
          <table:table-cell table:style-name="ce18" office:value-type="string" calcext:value-type="string">
            <text:p>Average - Result</text:p>
          </table:table-cell>
          <table:table-cell table:style-name="ce27"/>
          <table:table-cell table:style-name="ce50" office:value-type="string" calcext:value-type="string">
            <text:p>Total Min - Result</text:p>
          </table:table-cell>
          <table:table-cell table:style-name="ce50" office:value-type="string" calcext:value-type="string">
            <text:p>Total Max - Result</text:p>
          </table:table-cell>
          <table:table-cell table:style-name="ce62" office:value-type="string" calcext:value-type="string">
            <text:p>Total Average - Result</text:p>
          </table:table-cell>
        </table:table-row>
        <table:table-row table:style-name="ro1">
          <table:table-cell table:style-name="ce2"/>
          <table:table-cell table:style-name="ce10"/>
          <table:table-cell table:style-name="ce19" office:value-type="string" calcext:value-type="string">
            <text:p>No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Time</text:p>
          </table:table-cell>
          <table:table-cell table:style-name="ce51" table:number-columns-repeated="2"/>
          <table:table-cell table:style-name="ce6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20" office:value-type="string" calcext:value-type="string">
            <text:p><text:s/>'D'</text:p>
          </table:table-cell>
          <table:table-cell table:number-columns-repeated="5" table:style-name="ce29" office:value-type="string" calcext:value-type="string">
            <text:p><text:s/>'D'</text:p>
          </table:table-cell>
          <table:table-cell table:style-name="ce52" table:number-columns-repeated="2"/>
          <table:table-cell table:style-name="ce6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1" office:value-type="float" office:value="0.777777777777778" calcext:value-type="float">
            <text:p>0.777777777777778</text:p>
          </table:table-cell>
          <table:table-cell table:style-name="ce30" office:value-type="float" office:value="0.75" calcext:value-type="float">
            <text:p>0.75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0.944444444444444" calcext:value-type="float">
            <text:p>0.944444444444444</text:p>
          </table:table-cell>
          <table:table-cell table:style-name="ce47" office:value-type="float" office:value="0.916666666666667" calcext:value-type="float">
            <text:p>0.916666666666667</text:p>
          </table:table-cell>
          <table:table-cell table:style-name="ce53" office:value-type="float" office:value="0.75" calcext:value-type="float">
            <text:p>0.75</text:p>
          </table:table-cell>
          <table:table-cell table:style-name="ce58" office:value-type="float" office:value="1" calcext:value-type="float">
            <text:p>1</text:p>
          </table:table-cell>
          <table:table-cell table:style-name="ce65" office:value-type="float" office:value="0.930555555555555" calcext:value-type="float">
            <text:p>0.9305555555555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0138888888889" calcext:value-type="float">
            <text:p>0.920138888888889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944444444444444" calcext:value-type="float">
            <text:p>0.94444444444444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52991452991453" calcext:value-type="float">
            <text:p>0.95299145299145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3482905982906" calcext:value-type="float">
            <text:p>0.934829059829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899038461538461" calcext:value-type="float">
            <text:p>0.89903846153846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30173992673993" calcext:value-type="float">
            <text:p>0.93017399267399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928571428571429" calcext:value-type="float">
            <text:p>0.928571428571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3611111111111" calcext:value-type="float">
            <text:p>0.923611111111111</text:p>
          </table:table-cell>
          <table:table-cell office:value-type="float" office:value="0.982142857142857" calcext:value-type="float">
            <text:p>0.982142857142857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.952876984126984" calcext:value-type="float">
            <text:p>0.9528769841269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74007936507936" calcext:value-type="float">
            <text:p>0.874007936507936</text:p>
          </table:table-cell>
          <table:table-cell office:value-type="float" office:value="0.766865079365079" calcext:value-type="float">
            <text:p>0.76686507936507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20436507936508" calcext:value-type="float">
            <text:p>0.8204365079365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88888888888889" calcext:value-type="float">
            <text:p>0.888888888888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54365079365079" calcext:value-type="float">
            <text:p>0.954365079365079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.966765873015873" calcext:value-type="float">
            <text:p>0.96676587301587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1.05882352941176" calcext:value-type="float">
            <text:p>1.05882352941176</text:p>
          </table:table-cell>
          <table:table-cell office:value-type="float" office:value="1" calcext:value-type="float">
            <text:p>1</text:p>
          </table:table-cell>
          <table:table-cell office:value-type="float" office:value="0.973039215686275" calcext:value-type="float">
            <text:p>0.9730392156862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5" calcext:value-type="float">
            <text:p>0.75</text:p>
          </table:table-cell>
          <table:table-cell office:value-type="float" office:value="1.05882352941176" calcext:value-type="float">
            <text:p>1.05882352941176</text:p>
          </table:table-cell>
          <table:table-cell office:value-type="float" office:value="0.955269607843137" calcext:value-type="float">
            <text:p>0.9552696078431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05208333333333" calcext:value-type="float">
            <text:p>1.05208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984375" calcext:value-type="float">
            <text:p>0.9843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.04761904761905" calcext:value-type="float">
            <text:p>1.04761904761905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0.955307640297498" calcext:value-type="float">
            <text:p>0.955307640297498</text:p>
          </table:table-cell>
          <table:table-cell office:value-type="float" office:value="1.10750915750916" calcext:value-type="float">
            <text:p>1.10750915750916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03140839890333" calcext:value-type="float">
            <text:p>1.03140839890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829302641802642" calcext:value-type="float">
            <text:p>0.829302641802642</text:p>
          </table:table-cell>
          <table:table-cell office:value-type="float" office:value="0.907670454545455" calcext:value-type="float">
            <text:p>0.907670454545455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868486548174048" calcext:value-type="float">
            <text:p>0.8684865481740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1" calcext:value-type="float">
            <text:p>1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3431013431013" calcext:value-type="float">
            <text:p>1.13431013431013</text:p>
          </table:table-cell>
          <table:table-cell office:value-type="float" office:value="1.15750915750916" calcext:value-type="float">
            <text:p>1.15750915750916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4590964590964" calcext:value-type="float">
            <text:p>1.145909645909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12873931623931" calcext:value-type="float">
            <text:p>1.12873931623931</text:p>
          </table:table-cell>
          <table:table-cell office:value-type="float" office:value="1.06789357595809" calcext:value-type="float">
            <text:p>1.06789357595809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0983164460987" calcext:value-type="float">
            <text:p>1.098316446098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873446637426901" calcext:value-type="float">
            <text:p>0.873446637426901</text:p>
          </table:table-cell>
          <table:table-cell office:value-type="float" office:value="0.996717171717171" calcext:value-type="float">
            <text:p>0.996717171717171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935081904572036" calcext:value-type="float">
            <text:p>0.93508190457203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1" calcext:value-type="float">
            <text:p>1.1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1.375" calcext:value-type="float">
            <text:p>1.375</text:p>
          </table:table-cell>
          <table:table-cell office:value-type="float" office:value="1.0265873015873" calcext:value-type="float">
            <text:p>1.0265873015873</text:p>
          </table:table-cell>
          <table:table-cell office:value-type="float" office:value="1.25267857142857" calcext:value-type="float">
            <text:p>1.25267857142857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375" calcext:value-type="float">
            <text:p>1.375</text:p>
          </table:table-cell>
          <table:table-cell office:value-type="float" office:value="1.13963293650794" calcext:value-type="float">
            <text:p>1.1396329365079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2594696969697" calcext:value-type="float">
            <text:p>1.2594696969697</text:p>
          </table:table-cell>
          <table:table-cell office:value-type="float" office:value="1.14250700280112" calcext:value-type="float">
            <text:p>1.142507002801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20098834988541" calcext:value-type="float">
            <text:p>1.20098834988541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(empty)</text:p>
          </table:table-cell>
          <table:table-cell table:style-name="ce23" office:value-type="float" office:value="0.75" calcext:value-type="float">
            <text:p>0.75</text:p>
          </table:table-cell>
          <table:table-cell table:style-name="ce32" office:value-type="float" office:value="0.833333333333333" calcext:value-type="float">
            <text:p>0.833333333333333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4" office:value-type="float" office:value="0.9375" calcext:value-type="float">
            <text:p>0.9375</text:p>
          </table:table-cell>
          <table:table-cell table:style-name="ce49" office:value-type="float" office:value="0.927083333333333" calcext:value-type="float">
            <text:p>0.927083333333333</text:p>
          </table:table-cell>
          <table:table-cell table:style-name="ce55" office:value-type="float" office:value="0.75" calcext:value-type="float">
            <text:p>0.75</text:p>
          </table:table-cell>
          <table:table-cell table:style-name="ce60" office:value-type="float" office:value="1" calcext:value-type="float">
            <text:p>1</text:p>
          </table:table-cell>
          <table:table-cell table:style-name="ce67" office:value-type="float" office:value="0.932291666666667" calcext:value-type="float">
            <text:p>0.932291666666667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(empty)</text:p>
          </table:table-cell>
          <table:table-cell table:style-name="ce24" office:value-type="float" office:value="0.833333333333333" calcext:value-type="float">
            <text:p>0.833333333333333</text:p>
          </table:table-cell>
          <table:table-cell table:style-name="ce25" office:value-type="float" office:value="0.875" calcext:value-type="float">
            <text:p>0.875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5" office:value-type="float" office:value="0.927083333333333" calcext:value-type="float">
            <text:p>0.927083333333333</text:p>
          </table:table-cell>
          <table:table-cell table:style-name="ce46" office:value-type="float" office:value="0.940972222222222" calcext:value-type="float">
            <text:p>0.940972222222222</text:p>
          </table:table-cell>
          <table:table-cell table:style-name="ce56" office:value-type="float" office:value="0.833333333333333" calcext:value-type="float">
            <text:p>0.833333333333333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float" office:value="0.934027777777778" calcext:value-type="float">
            <text:p>0.934027777777778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>
            <text:p>(empty)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0.833333333333333" calcext:value-type="float">
            <text:p>0.833333333333333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5" office:value-type="float" office:value="0.927083333333333" calcext:value-type="float">
            <text:p>0.927083333333333</text:p>
          </table:table-cell>
          <table:table-cell table:style-name="ce57" office:value-type="float" office:value="0.833333333333333" calcext:value-type="float">
            <text:p>0.83333333333333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.963541666666667" calcext:value-type="float">
            <text:p>0.963541666666667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(empty)</text:p>
          </table:table-cell>
          <table:table-cell table:style-name="ce24" office:value-type="float" office:value="0.833333333333333" calcext:value-type="float">
            <text:p>0.833333333333333</text:p>
          </table:table-cell>
          <table:table-cell table:style-name="ce25" office:value-type="float" office:value="0.875" calcext:value-type="float">
            <text:p>0.875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5" office:value-type="float" office:value="0.927083333333333" calcext:value-type="float">
            <text:p>0.927083333333333</text:p>
          </table:table-cell>
          <table:table-cell table:style-name="ce46" office:value-type="float" office:value="0.96875" calcext:value-type="float">
            <text:p>0.96875</text:p>
          </table:table-cell>
          <table:table-cell table:style-name="ce56" office:value-type="float" office:value="0.833333333333333" calcext:value-type="float">
            <text:p>0.833333333333333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float" office:value="0.947916666666667" calcext:value-type="float">
            <text:p>0.947916666666667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(empty)</text:p>
          </table:table-cell>
          <table:table-cell table:style-name="ce25" office:value-type="float" office:value="0.888888888888889" calcext:value-type="float">
            <text:p>0.888888888888889</text:p>
          </table:table-cell>
          <table:table-cell table:style-name="ce24" office:value-type="float" office:value="1" calcext:value-type="float">
            <text:p>1</text:p>
          </table:table-cell>
          <table:table-cell table:style-name="ce37" office:value-type="float" office:value="1.14285714285714" calcext:value-type="float">
            <text:p>1.14285714285714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float" office:value="1.00793650793651" calcext:value-type="float">
            <text:p>1.00793650793651</text:p>
          </table:table-cell>
          <table:table-cell table:style-name="ce45" office:value-type="float" office:value="1" calcext:value-type="float">
            <text:p>1</text:p>
          </table:table-cell>
          <table:table-cell table:style-name="ce57" office:value-type="float" office:value="0.888888888888889" calcext:value-type="float">
            <text:p>0.888888888888889</text:p>
          </table:table-cell>
          <table:table-cell table:style-name="ce56" office:value-type="float" office:value="1.14285714285714" calcext:value-type="float">
            <text:p>1.14285714285714</text:p>
          </table:table-cell>
          <table:table-cell table:style-name="ce68" office:value-type="float" office:value="1.00396825396825" calcext:value-type="float">
            <text:p>1.00396825396825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5" office:value-type="string" calcext:value-type="string">
            <text:p>(empty)</text:p>
          </table:table-cell>
          <table:table-cell table:style-name="ce24" office:value-type="float" office:value="0.75" calcext:value-type="float">
            <text:p>0.75</text:p>
          </table:table-cell>
          <table:table-cell table:style-name="ce25" office:value-type="float" office:value="0.833333333333333" calcext:value-type="float">
            <text:p>0.833333333333333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5" office:value-type="float" office:value="0.862771739130435" calcext:value-type="float">
            <text:p>0.862771739130435</text:p>
          </table:table-cell>
          <table:table-cell table:style-name="ce46" office:value-type="float" office:value="0.914930555555556" calcext:value-type="float">
            <text:p>0.914930555555556</text:p>
          </table:table-cell>
          <table:table-cell table:style-name="ce56" office:value-type="float" office:value="0.75" calcext:value-type="float">
            <text:p>0.75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float" office:value="0.888851147342995" calcext:value-type="float">
            <text:p>0.888851147342995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5" office:value-type="string" calcext:value-type="string">
            <text:p>(empty)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7" office:value-type="float" office:value="1.4" calcext:value-type="float">
            <text:p>1.4</text:p>
          </table:table-cell>
          <table:table-cell table:style-name="ce36" office:value-type="float" office:value="1.16666666666667" calcext:value-type="float">
            <text:p>1.16666666666667</text:p>
          </table:table-cell>
          <table:table-cell table:style-name="ce46" office:value-type="float" office:value="1.12272727272727" calcext:value-type="float">
            <text:p>1.12272727272727</text:p>
          </table:table-cell>
          <table:table-cell table:style-name="ce45" office:value-type="float" office:value="1.06666666666667" calcext:value-type="float">
            <text:p>1.06666666666667</text:p>
          </table:table-cell>
          <table:table-cell table:style-name="ce57" office:value-type="float" office:value="1" calcext:value-type="float">
            <text:p>1</text:p>
          </table:table-cell>
          <table:table-cell table:style-name="ce56" office:value-type="float" office:value="1.4" calcext:value-type="float">
            <text:p>1.4</text:p>
          </table:table-cell>
          <table:table-cell table:style-name="ce68" office:value-type="float" office:value="1.09469696969697" calcext:value-type="float">
            <text:p>1.09469696969697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5" office:value-type="string" calcext:value-type="string">
            <text:p>(empty)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0.904761904761905" calcext:value-type="float">
            <text:p>0.904761904761905</text:p>
          </table:table-cell>
          <table:table-cell table:style-name="ce36" office:value-type="float" office:value="1.125" calcext:value-type="float">
            <text:p>1.125</text:p>
          </table:table-cell>
          <table:table-cell table:style-name="ce37" office:value-type="float" office:value="1.2" calcext:value-type="float">
            <text:p>1.2</text:p>
          </table:table-cell>
          <table:table-cell table:style-name="ce45" office:value-type="float" office:value="1.06714743589744" calcext:value-type="float">
            <text:p>1.06714743589744</text:p>
          </table:table-cell>
          <table:table-cell table:style-name="ce46" office:value-type="float" office:value="0.988757321110262" calcext:value-type="float">
            <text:p>0.988757321110262</text:p>
          </table:table-cell>
          <table:table-cell table:style-name="ce56" office:value-type="float" office:value="0.904761904761905" calcext:value-type="float">
            <text:p>0.904761904761905</text:p>
          </table:table-cell>
          <table:table-cell table:style-name="ce57" office:value-type="float" office:value="1.2" calcext:value-type="float">
            <text:p>1.2</text:p>
          </table:table-cell>
          <table:table-cell table:style-name="ce68" office:value-type="float" office:value="1.02795237850385" calcext:value-type="float">
            <text:p>1.02795237850385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string" calcext:value-type="string">
            <text:p>(empty)</text:p>
          </table:table-cell>
          <table:table-cell table:style-name="ce25" office:value-type="float" office:value="0.833333333333333" calcext:value-type="float">
            <text:p>0.833333333333333</text:p>
          </table:table-cell>
          <table:table-cell table:style-name="ce24" office:value-type="float" office:value="0.916666666666667" calcext:value-type="float">
            <text:p>0.916666666666667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1.33333333333333" calcext:value-type="float">
            <text:p>1.33333333333333</text:p>
          </table:table-cell>
          <table:table-cell table:style-name="ce46" office:value-type="float" office:value="0.930555555555556" calcext:value-type="float">
            <text:p>0.930555555555556</text:p>
          </table:table-cell>
          <table:table-cell table:style-name="ce45" office:value-type="float" office:value="1.1125" calcext:value-type="float">
            <text:p>1.1125</text:p>
          </table:table-cell>
          <table:table-cell table:style-name="ce57" office:value-type="float" office:value="0.833333333333333" calcext:value-type="float">
            <text:p>0.833333333333333</text:p>
          </table:table-cell>
          <table:table-cell table:style-name="ce56" office:value-type="float" office:value="1.33333333333333" calcext:value-type="float">
            <text:p>1.33333333333333</text:p>
          </table:table-cell>
          <table:table-cell table:style-name="ce68" office:value-type="float" office:value="1.02152777777778" calcext:value-type="float">
            <text:p>1.02152777777778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5" office:value-type="string" calcext:value-type="string">
            <text:p>(empty)</text:p>
          </table:table-cell>
          <table:table-cell table:style-name="ce24" office:value-type="float" office:value="0.863636363636364" calcext:value-type="float">
            <text:p>0.863636363636364</text:p>
          </table:table-cell>
          <table:table-cell table:style-name="ce25" office:value-type="float" office:value="0.909090909090909" calcext:value-type="float">
            <text:p>0.909090909090909</text:p>
          </table:table-cell>
          <table:table-cell table:style-name="ce36" office:value-type="float" office:value="1.25" calcext:value-type="float">
            <text:p>1.25</text:p>
          </table:table-cell>
          <table:table-cell table:style-name="ce37" office:value-type="float" office:value="1.1" calcext:value-type="float">
            <text:p>1.1</text:p>
          </table:table-cell>
          <table:table-cell table:style-name="ce45" office:value-type="float" office:value="0.985006313131313" calcext:value-type="float">
            <text:p>0.985006313131313</text:p>
          </table:table-cell>
          <table:table-cell table:style-name="ce46" office:value-type="float" office:value="0.998106060606061" calcext:value-type="float">
            <text:p>0.998106060606061</text:p>
          </table:table-cell>
          <table:table-cell table:style-name="ce56" office:value-type="float" office:value="0.863636363636364" calcext:value-type="float">
            <text:p>0.863636363636364</text:p>
          </table:table-cell>
          <table:table-cell table:style-name="ce57" office:value-type="float" office:value="1.25" calcext:value-type="float">
            <text:p>1.25</text:p>
          </table:table-cell>
          <table:table-cell table:style-name="ce68" office:value-type="float" office:value="0.991556186868687" calcext:value-type="float">
            <text:p>0.991556186868687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(empty)</text:p>
          </table:table-cell>
          <table:table-cell table:style-name="ce25" office:value-type="float" office:value="0.764705882352941" calcext:value-type="float">
            <text:p>0.764705882352941</text:p>
          </table:table-cell>
          <table:table-cell table:style-name="ce24" office:value-type="float" office:value="0.764705882352941" calcext:value-type="float">
            <text:p>0.764705882352941</text:p>
          </table:table-cell>
          <table:table-cell table:style-name="ce37" office:value-type="float" office:value="1.16666666666667" calcext:value-type="float">
            <text:p>1.16666666666667</text:p>
          </table:table-cell>
          <table:table-cell table:style-name="ce36" office:value-type="float" office:value="1.3" calcext:value-type="float">
            <text:p>1.3</text:p>
          </table:table-cell>
          <table:table-cell table:style-name="ce46" office:value-type="float" office:value="0.885620915032681" calcext:value-type="float">
            <text:p>0.885620915032681</text:p>
          </table:table-cell>
          <table:table-cell table:style-name="ce45" office:value-type="float" office:value="0.984926470588235" calcext:value-type="float">
            <text:p>0.984926470588235</text:p>
          </table:table-cell>
          <table:table-cell table:style-name="ce57" office:value-type="float" office:value="0.764705882352941" calcext:value-type="float">
            <text:p>0.764705882352941</text:p>
          </table:table-cell>
          <table:table-cell table:style-name="ce56" office:value-type="float" office:value="1.3" calcext:value-type="float">
            <text:p>1.3</text:p>
          </table:table-cell>
          <table:table-cell table:style-name="ce68" office:value-type="float" office:value="0.935273692810458" calcext:value-type="float">
            <text:p>0.935273692810458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5" office:value-type="string" calcext:value-type="string">
            <text:p>(empty)</text:p>
          </table:table-cell>
          <table:table-cell table:style-name="ce24" office:value-type="float" office:value="0.888888888888889" calcext:value-type="float">
            <text:p>0.888888888888889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1.75" calcext:value-type="float">
            <text:p>1.75</text:p>
          </table:table-cell>
          <table:table-cell table:style-name="ce45" office:value-type="float" office:value="1.72222222222222" calcext:value-type="float">
            <text:p>1.72222222222222</text:p>
          </table:table-cell>
          <table:table-cell table:style-name="ce46" office:value-type="float" office:value="1.35416666666667" calcext:value-type="float">
            <text:p>1.35416666666667</text:p>
          </table:table-cell>
          <table:table-cell table:style-name="ce56" office:value-type="float" office:value="0.888888888888889" calcext:value-type="float">
            <text:p>0.888888888888889</text:p>
          </table:table-cell>
          <table:table-cell table:style-name="ce57" office:value-type="float" office:value="4" calcext:value-type="float">
            <text:p>4</text:p>
          </table:table-cell>
          <table:table-cell table:style-name="ce68" office:value-type="float" office:value="1.53819444444444" calcext:value-type="float">
            <text:p>1.53819444444444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5" office:value-type="string" calcext:value-type="string">
            <text:p>(empty)</text:p>
          </table:table-cell>
          <table:table-cell table:style-name="ce25" office:value-type="float" office:value="1.07692307692308" calcext:value-type="float">
            <text:p>1.07692307692308</text:p>
          </table:table-cell>
          <table:table-cell table:style-name="ce24" office:value-type="float" office:value="1" calcext:value-type="float">
            <text:p>1</text:p>
          </table:table-cell>
          <table:table-cell table:style-name="ce37" office:value-type="float" office:value="1.1875" calcext:value-type="float">
            <text:p>1.1875</text:p>
          </table:table-cell>
          <table:table-cell table:style-name="ce36" office:value-type="float" office:value="1.42857142857143" calcext:value-type="float">
            <text:p>1.42857142857143</text:p>
          </table:table-cell>
          <table:table-cell table:style-name="ce46" office:value-type="float" office:value="1.12216637529137" calcext:value-type="float">
            <text:p>1.12216637529137</text:p>
          </table:table-cell>
          <table:table-cell table:style-name="ce45" office:value-type="float" office:value="1.13839285714286" calcext:value-type="float">
            <text:p>1.13839285714286</text:p>
          </table:table-cell>
          <table:table-cell table:style-name="ce57" office:value-type="float" office:value="1" calcext:value-type="float">
            <text:p>1</text:p>
          </table:table-cell>
          <table:table-cell table:style-name="ce56" office:value-type="float" office:value="1.42857142857143" calcext:value-type="float">
            <text:p>1.42857142857143</text:p>
          </table:table-cell>
          <table:table-cell table:style-name="ce68" office:value-type="float" office:value="1.13027961621712" calcext:value-type="float">
            <text:p>1.13027961621712</text:p>
          </table:table-cell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5" office:value-type="string" calcext:value-type="string">
            <text:p>(empty)</text:p>
          </table:table-cell>
          <table:table-cell table:style-name="ce24" office:value-type="float" office:value="0.620689655172414" calcext:value-type="float">
            <text:p>0.620689655172414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1.07142857142857" calcext:value-type="float">
            <text:p>1.07142857142857</text:p>
          </table:table-cell>
          <table:table-cell table:style-name="ce37" office:value-type="float" office:value="1.25" calcext:value-type="float">
            <text:p>1.25</text:p>
          </table:table-cell>
          <table:table-cell table:style-name="ce45" office:value-type="float" office:value="0.825863564747412" calcext:value-type="float">
            <text:p>0.825863564747412</text:p>
          </table:table-cell>
          <table:table-cell table:style-name="ce46" office:value-type="float" office:value="1.07211538461539" calcext:value-type="float">
            <text:p>1.07211538461539</text:p>
          </table:table-cell>
          <table:table-cell table:style-name="ce56" office:value-type="float" office:value="0.620689655172414" calcext:value-type="float">
            <text:p>0.620689655172414</text:p>
          </table:table-cell>
          <table:table-cell table:style-name="ce57" office:value-type="float" office:value="1.25" calcext:value-type="float">
            <text:p>1.25</text:p>
          </table:table-cell>
          <table:table-cell table:style-name="ce68" office:value-type="float" office:value="0.948989474681399" calcext:value-type="float">
            <text:p>0.948989474681399</text:p>
          </table:table-cell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(empty)</text:p>
          </table:table-cell>
          <table:table-cell table:style-name="ce25" office:value-type="float" office:value="0.7" calcext:value-type="float">
            <text:p>0.7</text:p>
          </table:table-cell>
          <table:table-cell table:style-name="ce24" office:value-type="float" office:value="0.9375" calcext:value-type="float">
            <text:p>0.9375</text:p>
          </table:table-cell>
          <table:table-cell table:style-name="ce37" office:value-type="float" office:value="1.36363636363636" calcext:value-type="float">
            <text:p>1.36363636363636</text:p>
          </table:table-cell>
          <table:table-cell table:style-name="ce36" office:value-type="float" office:value="1.66666666666667" calcext:value-type="float">
            <text:p>1.66666666666667</text:p>
          </table:table-cell>
          <table:table-cell table:style-name="ce46" office:value-type="float" office:value="1.10938735177866" calcext:value-type="float">
            <text:p>1.10938735177866</text:p>
          </table:table-cell>
          <table:table-cell table:style-name="ce45" office:value-type="float" office:value="1.26885775862069" calcext:value-type="float">
            <text:p>1.26885775862069</text:p>
          </table:table-cell>
          <table:table-cell table:style-name="ce57" office:value-type="float" office:value="0.7" calcext:value-type="float">
            <text:p>0.7</text:p>
          </table:table-cell>
          <table:table-cell table:style-name="ce56" office:value-type="float" office:value="1.66666666666667" calcext:value-type="float">
            <text:p>1.66666666666667</text:p>
          </table:table-cell>
          <table:table-cell table:style-name="ce68" office:value-type="float" office:value="1.18912255519967" calcext:value-type="float">
            <text:p>1.18912255519967</text:p>
          </table:table-cell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(empty)</text:p>
          </table:table-cell>
          <table:table-cell table:style-name="ce24" office:value-type="float" office:value="0.869565217391304" calcext:value-type="float">
            <text:p>0.869565217391304</text:p>
          </table:table-cell>
          <table:table-cell table:style-name="ce25" office:value-type="float" office:value="1.34782608695652" calcext:value-type="float">
            <text:p>1.34782608695652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.875" calcext:value-type="float">
            <text:p>1.875</text:p>
          </table:table-cell>
          <table:table-cell table:style-name="ce45" office:value-type="float" office:value="1.2764190821256" calcext:value-type="float">
            <text:p>1.2764190821256</text:p>
          </table:table-cell>
          <table:table-cell table:style-name="ce46" office:value-type="float" office:value="1.63209541062802" calcext:value-type="float">
            <text:p>1.63209541062802</text:p>
          </table:table-cell>
          <table:table-cell table:style-name="ce56" office:value-type="float" office:value="0.869565217391304" calcext:value-type="float">
            <text:p>0.869565217391304</text:p>
          </table:table-cell>
          <table:table-cell table:style-name="ce57" office:value-type="float" office:value="2" calcext:value-type="float">
            <text:p>2</text:p>
          </table:table-cell>
          <table:table-cell table:style-name="ce68" office:value-type="float" office:value="1.45425724637681" calcext:value-type="float">
            <text:p>1.4542572463768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6"/>
          <table:table-cell table:style-name="ce26" office:value-type="float" office:value="0.620689655172414" calcext:value-type="float">
            <text:p>0.620689655172414</text:p>
          </table:table-cell>
          <table:table-cell table:style-name="ce26" office:value-type="float" office:value="0.583333333333333" calcext:value-type="float">
            <text:p>0.58333333333333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.875" calcext:value-type="float">
            <text:p>1.875</text:p>
          </table:table-cell>
          <table:table-cell table:style-name="ce26" office:value-type="float" office:value="1.0101782966039" calcext:value-type="float">
            <text:p>1.0101782966039</text:p>
          </table:table-cell>
          <table:table-cell table:style-name="ce26" office:value-type="float" office:value="1.04244662696753" calcext:value-type="float">
            <text:p>1.04244662696753</text:p>
          </table:table-cell>
          <table:table-cell table:style-name="ce26" office:value-type="float" office:value="0.583333333333333" calcext:value-type="float">
            <text:p>0.583333333333333</text:p>
          </table:table-cell>
          <table:table-cell table:style-name="ce26" office:value-type="float" office:value="4" calcext:value-type="float">
            <text:p>4</text:p>
          </table:table-cell>
          <table:table-cell table:style-name="ce69" office:value-type="float" office:value="1.02631246178571" calcext:value-type="float">
            <text:p>1.02631246178571</text:p>
          </table:table-cell>
        </table:table-row>
        <calcext:conditional-formats>
          <calcext:conditional-format calcext:target-range-address="'Pivot Table_big_batch_collated_03_1'.C5:'Pivot Table_big_batch_collated_03_1'.D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big_batch_collated_03_1'.E5:'Pivot Table_big_batch_collated_03_1'.F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big_batch_collated_03_1'.G5:'Pivot Table_big_batch_collated_03_1'.H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3" table:style-name="ta1">
        <table:shapes>
          <draw:frame draw:z-index="0" draw:style-name="gr1" draw:text-style-name="P1" svg:width="6.2988in" svg:height="3.548in" svg:x="17.1878in" svg:y="4.363in">
            <draw:object draw:notify-on-update-of-ranges="Sheet3.O4:Sheet3.O4 Sheet3.O21:Sheet3.O36 Sheet3.P4:Sheet3.P4 Sheet3.P21:Sheet3.P36 Sheet3.R4:Sheet3.R4 Sheet3.R21:Sheet3.R36 Sheet3.S4:Sheet3.S4 Sheet3.S21:Sheet3.S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5"/>
        <table:table-column table:style-name="co7" table:default-cell-style-name="ce13"/>
        <table:table-column table:style-name="co7" table:number-columns-repeated="2" table:default-cell-style-name="Pivot_20_Table_20_Value"/>
        <table:table-column table:style-name="co7" table:default-cell-style-name="ce73"/>
        <table:table-column table:style-name="co7" table:number-columns-repeated="2" table:default-cell-style-name="Pivot_20_Table_20_Value"/>
        <table:table-column table:style-name="co7" table:default-cell-style-name="ce73"/>
        <table:table-column table:style-name="co7" table:number-columns-repeated="2" table:default-cell-style-name="Pivot_20_Table_20_Value"/>
        <table:table-column table:style-name="co7" table:default-cell-style-name="ce73"/>
        <table:table-column table:style-name="co7" table:number-columns-repeated="2" table:default-cell-style-name="Pivot_20_Table_20_Value"/>
        <table:table-column table:style-name="co7" table:default-cell-style-name="ce73"/>
        <table:table-column table:style-name="co7" table:number-columns-repeated="2" table:default-cell-style-name="Pivot_20_Table_20_Value"/>
        <table:table-column table:style-name="co7" table:default-cell-style-name="ce74"/>
        <table:table-column table:style-name="co7" table:number-columns-repeated="2" table:default-cell-style-name="Pivot_20_Table_20_Value"/>
        <table:table-column table:style-name="co7" table:default-cell-style-name="ce73"/>
        <table:table-column table:style-name="co7" table:default-cell-style-name="ce54"/>
        <table:table-column table:style-name="co7" table:default-cell-style-name="ce59"/>
        <table:table-column table:style-name="co7" table:default-cell-style-name="ce66"/>
        <table:table-row table:style-name="ro1">
          <table:table-cell table:style-name="ce1"/>
          <table:table-cell table:style-name="ce9"/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G or D</text:p>
          </table:table-cell>
          <table:table-cell table:style-name="ce17"/>
          <table:table-cell table:style-name="ce17" office:value-type="string" calcext:value-type="string">
            <text:p>Time or no</text:p>
          </table:table-cell>
          <table:table-cell table:style-name="ce38" table:number-columns-repeated="16"/>
          <table:table-cell table:style-name="ce61"/>
        </table:table-row>
        <table:table-row table:style-name="ro1">
          <table:table-cell table:style-name="ce2"/>
          <table:table-cell table:style-name="ce10"/>
          <table:table-cell table:style-name="ce18" office:value-type="string" calcext:value-type="string">
            <text:p>Min - Result</text:p>
          </table:table-cell>
          <table:table-cell table:style-name="ce71" table:number-columns-repeated="3"/>
          <table:table-cell table:style-name="ce27" table:number-columns-repeated="2"/>
          <table:table-cell table:style-name="ce18" office:value-type="string" calcext:value-type="string">
            <text:p>Max - Result</text:p>
          </table:table-cell>
          <table:table-cell table:style-name="ce71" table:number-columns-repeated="3"/>
          <table:table-cell table:style-name="ce27" table:number-columns-repeated="2"/>
          <table:table-cell table:style-name="ce18" office:value-type="string" calcext:value-type="string">
            <text:p>Average - Result</text:p>
          </table:table-cell>
          <table:table-cell table:style-name="ce71" table:number-columns-repeated="3"/>
          <table:table-cell table:style-name="ce27" table:number-columns-repeated="2"/>
          <table:table-cell table:style-name="ce50" office:value-type="string" calcext:value-type="string">
            <text:p>Total Min - Result</text:p>
          </table:table-cell>
          <table:table-cell table:style-name="ce50" office:value-type="string" calcext:value-type="string">
            <text:p>Total Max - Result</text:p>
          </table:table-cell>
          <table:table-cell table:style-name="ce62" office:value-type="string" calcext:value-type="string">
            <text:p>Total Average - Result</text:p>
          </table:table-cell>
        </table:table-row>
        <table:table-row table:style-name="ro1">
          <table:table-cell table:style-name="ce2"/>
          <table:table-cell table:style-name="ce10"/>
          <table:table-cell table:style-name="ce18" office:value-type="string" calcext:value-type="string">
            <text:p><text:s/>'D'</text:p>
          </table:table-cell>
          <table:table-cell table:style-name="ce27" table:number-columns-repeated="2"/>
          <table:table-cell table:style-name="ce18" office:value-type="string" calcext:value-type="string">
            <text:p><text:s/>'G'</text:p>
          </table:table-cell>
          <table:table-cell table:style-name="ce27" table:number-columns-repeated="2"/>
          <table:table-cell table:style-name="ce18" office:value-type="string" calcext:value-type="string">
            <text:p><text:s/>'D'</text:p>
          </table:table-cell>
          <table:table-cell table:style-name="ce27" table:number-columns-repeated="2"/>
          <table:table-cell table:style-name="ce18" office:value-type="string" calcext:value-type="string">
            <text:p><text:s/>'G'</text:p>
          </table:table-cell>
          <table:table-cell table:style-name="ce27" table:number-columns-repeated="2"/>
          <table:table-cell table:style-name="ce18" office:value-type="string" calcext:value-type="string">
            <text:p><text:s/>'D'</text:p>
          </table:table-cell>
          <table:table-cell table:style-name="ce27" table:number-columns-repeated="2"/>
          <table:table-cell table:style-name="ce18" office:value-type="string" calcext:value-type="string">
            <text:p><text:s/>'G'</text:p>
          </table:table-cell>
          <table:table-cell table:style-name="ce27" table:number-columns-repeated="2"/>
          <table:table-cell table:style-name="ce51" table:number-columns-repeated="2"/>
          <table:table-cell table:style-name="ce6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18" office:value-type="string" calcext:value-type="string">
            <text:p>No</text:p>
          </table:table-cell>
          <table:table-cell table:style-name="ce27" office:value-type="string" calcext:value-type="string">
            <text:p>Time</text:p>
          </table:table-cell>
          <table:table-cell table:style-name="ce27"/>
          <table:table-cell table:style-name="ce18" office:value-type="string" calcext:value-type="string">
            <text:p>No</text:p>
          </table:table-cell>
          <table:table-cell table:style-name="ce27" office:value-type="string" calcext:value-type="string">
            <text:p>Time</text:p>
          </table:table-cell>
          <table:table-cell table:style-name="ce27"/>
          <table:table-cell table:style-name="ce18" office:value-type="string" calcext:value-type="string">
            <text:p>No</text:p>
          </table:table-cell>
          <table:table-cell table:style-name="ce27" office:value-type="string" calcext:value-type="string">
            <text:p>Time</text:p>
          </table:table-cell>
          <table:table-cell table:style-name="ce27"/>
          <table:table-cell table:style-name="ce18" office:value-type="string" calcext:value-type="string">
            <text:p>No</text:p>
          </table:table-cell>
          <table:table-cell table:style-name="ce27" office:value-type="string" calcext:value-type="string">
            <text:p>Time</text:p>
          </table:table-cell>
          <table:table-cell table:style-name="ce27"/>
          <table:table-cell table:style-name="ce18" office:value-type="string" calcext:value-type="string">
            <text:p>D – No</text:p>
          </table:table-cell>
          <table:table-cell table:style-name="ce27" office:value-type="string" calcext:value-type="string">
            <text:p>D – Time</text:p>
          </table:table-cell>
          <table:table-cell table:style-name="ce27"/>
          <table:table-cell table:style-name="ce18" office:value-type="string" calcext:value-type="string">
            <text:p>G – No</text:p>
          </table:table-cell>
          <table:table-cell table:style-name="ce27" office:value-type="string" calcext:value-type="string">
            <text:p>G – Time</text:p>
          </table:table-cell>
          <table:table-cell table:style-name="ce27"/>
          <table:table-cell table:style-name="ce52" table:number-columns-repeated="2"/>
          <table:table-cell table:style-name="ce6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75" calcext:value-type="float">
            <text:p>0.75</text:p>
          </table:table-cell>
          <table:table-cell table:formula="of:=[.D5]-[.C5]" office:value-type="float" office:value="-0.0277777777777778" calcext:value-type="float">
            <text:p>-0.02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G5]-[.F5]" office:value-type="float" office:value="-0.166666666666667" calcext:value-type="float">
            <text:p>-0.1666666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]-[.I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5]-[.L5]" office:value-type="float" office:value="0" calcext:value-type="float">
            <text:p>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16666666666667" calcext:value-type="float">
            <text:p>0.916666666666667</text:p>
          </table:table-cell>
          <table:table-cell table:formula="of:=[.P5]-[.O5]" office:value-type="float" office:value="-0.0277777777777778" calcext:value-type="float">
            <text:p>-0.02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.927083333333333" calcext:value-type="float">
            <text:p>0.927083333333333</text:p>
          </table:table-cell>
          <table:table-cell table:formula="of:=[.S5]-[.R5]" office:value-type="float" office:value="-0.0729166666666666" calcext:value-type="float">
            <text:p>-0.072916666666667</text:p>
          </table:table-cell>
          <table:table-cell table:style-name="ce53" office:value-type="float" office:value="0.75" calcext:value-type="float">
            <text:p>0.75</text:p>
          </table:table-cell>
          <table:table-cell table:style-name="ce58" office:value-type="float" office:value="1" calcext:value-type="float">
            <text:p>1</text:p>
          </table:table-cell>
          <table:table-cell table:style-name="ce65" office:value-type="float" office:value="0.947048611111111" calcext:value-type="float">
            <text:p>0.9470486111111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875" calcext:value-type="float">
            <text:p>0.875</text:p>
          </table:table-cell>
          <table:table-cell table:formula="of:=[.D6]-[.C6]" office:value-type="float" office:value="0" calcext:value-type="float">
            <text:p>0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G6]-[.F6]" office:value-type="float" office:value="0.0555555555555556" calcext:value-type="float">
            <text:p>0.0555555555555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]-[.I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6]-[.L6]" office:value-type="float" office:value="0" calcext:value-type="float">
            <text:p>0</text:p>
          </table:table-cell>
          <table:table-cell office:value-type="float" office:value="0.920138888888889" calcext:value-type="float">
            <text:p>0.920138888888889</text:p>
          </table:table-cell>
          <table:table-cell office:value-type="float" office:value="0.96875" calcext:value-type="float">
            <text:p>0.96875</text:p>
          </table:table-cell>
          <table:table-cell table:formula="of:=[.P6]-[.O6]" office:value-type="float" office:value="0.048611111111111" calcext:value-type="float">
            <text:p>0.048611111111111</text:p>
          </table:table-cell>
          <table:table-cell office:value-type="float" office:value="0.881944444444444" calcext:value-type="float">
            <text:p>0.881944444444444</text:p>
          </table:table-cell>
          <table:table-cell office:value-type="float" office:value="0.927083333333333" calcext:value-type="float">
            <text:p>0.927083333333333</text:p>
          </table:table-cell>
          <table:table-cell table:formula="of:=[.S6]-[.R6]" office:value-type="float" office:value="0.0451388888888889" calcext:value-type="float">
            <text:p>0.045138888888889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.924479166666667" calcext:value-type="float">
            <text:p>0.924479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table:formula="of:=[.D7]-[.C7]" office:value-type="float" office:value="0.0555555555555557" calcext:value-type="float">
            <text:p>0.05555555555555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14285714285714" calcext:value-type="float">
            <text:p>0.714285714285714</text:p>
          </table:table-cell>
          <table:table-cell table:formula="of:=[.G7]-[.F7]" office:value-type="float" office:value="-0.202380952380953" calcext:value-type="float">
            <text:p>-0.2023809523809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]-[.I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7]-[.L7]" office:value-type="float" office:value="0" calcext:value-type="float">
            <text:p>0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52991452991453" calcext:value-type="float">
            <text:p>0.952991452991453</text:p>
          </table:table-cell>
          <table:table-cell table:formula="of:=[.P7]-[.O7]" office:value-type="float" office:value="0.0363247863247863" calcext:value-type="float">
            <text:p>0.036324786324786</text:p>
          </table:table-cell>
          <table:table-cell office:value-type="float" office:value="0.965277777777778" calcext:value-type="float">
            <text:p>0.965277777777778</text:p>
          </table:table-cell>
          <table:table-cell office:value-type="float" office:value="0.873015873015873" calcext:value-type="float">
            <text:p>0.873015873015873</text:p>
          </table:table-cell>
          <table:table-cell table:formula="of:=[.S7]-[.R7]" office:value-type="float" office:value="-0.0922619047619047" calcext:value-type="float">
            <text:p>-0.09226190476190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926987942612943" calcext:value-type="float">
            <text:p>0.9269879426129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table:formula="of:=[.D8]-[.C8]" office:value-type="float" office:value="-0.166666666666667" calcext:value-type="float">
            <text:p>-0.166666666666667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916666666666667" calcext:value-type="float">
            <text:p>0.916666666666667</text:p>
          </table:table-cell>
          <table:table-cell table:formula="of:=[.G8]-[.F8]" office:value-type="float" office:value="0.138888888888889" calcext:value-type="float">
            <text:p>0.13888888888888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8]-[.I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8]-[.L8]" office:value-type="float" office:value="0" calcext:value-type="float">
            <text:p>0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899038461538461" calcext:value-type="float">
            <text:p>0.899038461538461</text:p>
          </table:table-cell>
          <table:table-cell table:formula="of:=[.P8]-[.O8]" office:value-type="float" office:value="-0.0622710622710623" calcext:value-type="float">
            <text:p>-0.062271062271062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46047008547009" calcext:value-type="float">
            <text:p>0.946047008547009</text:p>
          </table:table-cell>
          <table:table-cell table:formula="of:=[.S8]-[.R8]" office:value-type="float" office:value="0.0571581196581197" calcext:value-type="float">
            <text:p>0.0571581196581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23820970695971" calcext:value-type="float">
            <text:p>0.9238209706959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928571428571429" calcext:value-type="float">
            <text:p>0.928571428571429</text:p>
          </table:table-cell>
          <table:table-cell table:formula="of:=[.D9]-[.C9]" office:value-type="float" office:value="0.150793650793651" calcext:value-type="float">
            <text:p>0.150793650793651</text:p>
          </table:table-cell>
          <table:table-cell table:number-columns-repeated="2" office:value-type="float" office:value="0.916666666666667" calcext:value-type="float">
            <text:p>0.916666666666667</text:p>
          </table:table-cell>
          <table:table-cell table:formula="of:=[.G9]-[.F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]-[.I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9]-[.L9]" office:value-type="float" office:value="0" calcext:value-type="float">
            <text:p>0</text:p>
          </table:table-cell>
          <table:table-cell office:value-type="float" office:value="0.923611111111111" calcext:value-type="float">
            <text:p>0.923611111111111</text:p>
          </table:table-cell>
          <table:table-cell office:value-type="float" office:value="0.982142857142857" calcext:value-type="float">
            <text:p>0.982142857142857</text:p>
          </table:table-cell>
          <table:table-cell table:formula="of:=[.P9]-[.O9]" office:value-type="float" office:value="0.058531746031746" calcext:value-type="float">
            <text:p>0.058531746031746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65277777777778" calcext:value-type="float">
            <text:p>0.965277777777778</text:p>
          </table:table-cell>
          <table:table-cell table:formula="of:=[.S9]-[.R9]" office:value-type="float" office:value="-0.013888888888889" calcext:value-type="float">
            <text:p>-0.013888888888889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.962549603174603" calcext:value-type="float">
            <text:p>0.96254960317460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3333333333333</text:p>
          </table:table-cell>
          <table:table-cell table:formula="of:=[.D10]-[.C10]" office:value-type="float" office:value="-0.166666666666667" calcext:value-type="float">
            <text:p>-0.16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77777777777778" calcext:value-type="float">
            <text:p>0.777777777777778</text:p>
          </table:table-cell>
          <table:table-cell table:formula="of:=[.G10]-[.F10]" office:value-type="float" office:value="0.111111111111111" calcext:value-type="float">
            <text:p>0.1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571429</text:p>
          </table:table-cell>
          <table:table-cell table:formula="of:=[.J10]-[.I10]" office:value-type="float" office:value="-0.0714285714285714" calcext:value-type="float">
            <text:p>-0.071428571428571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.08333333333333" calcext:value-type="float">
            <text:p>1.08333333333333</text:p>
          </table:table-cell>
          <table:table-cell table:formula="of:=[.M10]-[.L10]" office:value-type="float" office:value="0.194444444444444" calcext:value-type="float">
            <text:p>0.194444444444444</text:p>
          </table:table-cell>
          <table:table-cell office:value-type="float" office:value="0.874007936507936" calcext:value-type="float">
            <text:p>0.874007936507936</text:p>
          </table:table-cell>
          <table:table-cell office:value-type="float" office:value="0.766865079365079" calcext:value-type="float">
            <text:p>0.766865079365079</text:p>
          </table:table-cell>
          <table:table-cell table:formula="of:=[.P10]-[.O10]" office:value-type="float" office:value="-0.107142857142857" calcext:value-type="float">
            <text:p>-0.107142857142857</text:p>
          </table:table-cell>
          <table:table-cell office:value-type="float" office:value="0.804972804972805" calcext:value-type="float">
            <text:p>0.804972804972805</text:p>
          </table:table-cell>
          <table:table-cell office:value-type="float" office:value="0.892361111111111" calcext:value-type="float">
            <text:p>0.892361111111111</text:p>
          </table:table-cell>
          <table:table-cell table:formula="of:=[.S10]-[.R10]" office:value-type="float" office:value="0.0873883061383061" calcext:value-type="float">
            <text:p>0.08738830613830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0.834551732989233" calcext:value-type="float">
            <text:p>0.8345517329892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88888888888889" calcext:value-type="float">
            <text:p>0.888888888888889</text:p>
          </table:table-cell>
          <table:table-cell table:formula="of:=[.D11]-[.C11]" office:value-type="float" office:value="-0.0277777777777776" calcext:value-type="float">
            <text:p>-0.02777777777777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table:formula="of:=[.G11]-[.F11]" office:value-type="float" office:value="0.0833333333333333" calcext:value-type="float">
            <text:p>0.08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]-[.I11]" office:value-type="float" office:value="0" calcext:value-type="float">
            <text:p>0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" calcext:value-type="float">
            <text:p>1</text:p>
          </table:table-cell>
          <table:table-cell table:formula="of:=[.M11]-[.L11]" office:value-type="float" office:value="-0.0714285714285714" calcext:value-type="float">
            <text:p>-0.071428571428571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54365079365079" calcext:value-type="float">
            <text:p>0.954365079365079</text:p>
          </table:table-cell>
          <table:table-cell table:formula="of:=[.P11]-[.O11]" office:value-type="float" office:value="-0.0248015873015871" calcext:value-type="float">
            <text:p>-0.024801587301587</text:p>
          </table:table-cell>
          <table:table-cell office:value-type="float" office:value="0.948412698412698" calcext:value-type="float">
            <text:p>0.948412698412698</text:p>
          </table:table-cell>
          <table:table-cell office:value-type="float" office:value="0.965277777777778" calcext:value-type="float">
            <text:p>0.965277777777778</text:p>
          </table:table-cell>
          <table:table-cell table:formula="of:=[.S11]-[.R11]" office:value-type="float" office:value="0.0168650793650793" calcext:value-type="float">
            <text:p>0.01686507936507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0.961805555555556" calcext:value-type="float">
            <text:p>0.96180555555555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5" calcext:value-type="float">
            <text:p>0.75</text:p>
          </table:table-cell>
          <table:table-cell table:formula="of:=[.D12]-[.C12]" office:value-type="float" office:value="-0.0833333333333334" calcext:value-type="float">
            <text:p>-0.08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table:formula="of:=[.G12]-[.F12]" office:value-type="float" office:value="0.0833333333333334" calcext:value-type="float">
            <text:p>0.083333333333333</text:p>
          </table:table-cell>
          <table:table-cell office:value-type="float" office:value="1.05882352941176" calcext:value-type="float">
            <text:p>1.05882352941176</text:p>
          </table:table-cell>
          <table:table-cell office:value-type="float" office:value="1" calcext:value-type="float">
            <text:p>1</text:p>
          </table:table-cell>
          <table:table-cell table:formula="of:=[.J12]-[.I12]" office:value-type="float" office:value="-0.0588235294117647" calcext:value-type="float">
            <text:p>-0.058823529411765</text:p>
          </table:table-cell>
          <table:table-cell office:value-type="float" office:value="1" calcext:value-type="float">
            <text:p>1</text:p>
          </table:table-cell>
          <table:table-cell office:value-type="float" office:value="1.08333333333333" calcext:value-type="float">
            <text:p>1.08333333333333</text:p>
          </table:table-cell>
          <table:table-cell table:formula="of:=[.M12]-[.L12]" office:value-type="float" office:value="0.0833333333333333" calcext:value-type="float">
            <text:p>0.083333333333333</text:p>
          </table:table-cell>
          <table:table-cell office:value-type="float" office:value="0.973039215686275" calcext:value-type="float">
            <text:p>0.973039215686275</text:p>
          </table:table-cell>
          <table:table-cell office:value-type="float" office:value="0.9375" calcext:value-type="float">
            <text:p>0.9375</text:p>
          </table:table-cell>
          <table:table-cell table:formula="of:=[.P12]-[.O12]" office:value-type="float" office:value="-0.0355392156862746" calcext:value-type="float">
            <text:p>-0.035539215686275</text:p>
          </table:table-cell>
          <table:table-cell office:value-type="float" office:value="0.819073083778966" calcext:value-type="float">
            <text:p>0.819073083778966</text:p>
          </table:table-cell>
          <table:table-cell office:value-type="float" office:value="0.861111111111111" calcext:value-type="float">
            <text:p>0.861111111111111</text:p>
          </table:table-cell>
          <table:table-cell table:formula="of:=[.S12]-[.R12]" office:value-type="float" office:value="0.0420380273321449" calcext:value-type="float">
            <text:p>0.04203802733214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0.897680852644088" calcext:value-type="float">
            <text:p>0.8976808526440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formula="of:=[.D13]-[.C13]" office:value-type="float" office:value="0.125" calcext:value-type="float">
            <text:p>0.1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9375" calcext:value-type="float">
            <text:p>0.9375</text:p>
          </table:table-cell>
          <table:table-cell table:formula="of:=[.G13]-[.F13]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table:formula="of:=[.J13]-[.I13]" office:value-type="float" office:value="0.33333333333333" calcext:value-type="float">
            <text:p>0.33333333333333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04761904761905" calcext:value-type="float">
            <text:p>1.04761904761905</text:p>
          </table:table-cell>
          <table:table-cell table:formula="of:=[.M13]-[.L13]" office:value-type="float" office:value="-0.0952380952380898" calcext:value-type="float">
            <text:p>-0.0952380952380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05208333333333" calcext:value-type="float">
            <text:p>1.05208333333333</text:p>
          </table:table-cell>
          <table:table-cell table:formula="of:=[.P13]-[.O13]" office:value-type="float" office:value="0.135416666666666" calcext:value-type="float">
            <text:p>0.135416666666666</text:p>
          </table:table-cell>
          <table:table-cell office:value-type="float" office:value="0.988839285714285" calcext:value-type="float">
            <text:p>0.988839285714285</text:p>
          </table:table-cell>
          <table:table-cell office:value-type="float" office:value="0.996279761904762" calcext:value-type="float">
            <text:p>0.996279761904762</text:p>
          </table:table-cell>
          <table:table-cell table:formula="of:=[.S13]-[.R13]" office:value-type="float" office:value="0.00744047619047761" calcext:value-type="float">
            <text:p>0.007440476190478</text:p>
          </table:table-cell>
          <table:table-cell office:value-type="float" office:value="0.75" calcext:value-type="float">
            <text:p>0.7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988467261904762" calcext:value-type="float">
            <text:p>0.9884672619047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.04761904761905" calcext:value-type="float">
            <text:p>1.04761904761905</text:p>
          </table:table-cell>
          <table:table-cell table:formula="of:=[.D14]-[.C14]" office:value-type="float" office:value="0.224089635854344" calcext:value-type="float">
            <text:p>0.224089635854344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0.852941176470588" calcext:value-type="float">
            <text:p>0.852941176470588</text:p>
          </table:table-cell>
          <table:table-cell table:formula="of:=[.G14]-[.F14]" office:value-type="float" office:value="0.0253549695740364" calcext:value-type="float">
            <text:p>0.025354969574036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15384615384615" calcext:value-type="float">
            <text:p>1.15384615384615</text:p>
          </table:table-cell>
          <table:table-cell table:formula="of:=[.J14]-[.I14]" office:value-type="float" office:value="0.0871794871794833" calcext:value-type="float">
            <text:p>0.087179487179483</text:p>
          </table:table-cell>
          <table:table-cell office:value-type="float" office:value="1.09677419354839" calcext:value-type="float">
            <text:p>1.09677419354839</text:p>
          </table:table-cell>
          <table:table-cell office:value-type="float" office:value="1.02222222222222" calcext:value-type="float">
            <text:p>1.02222222222222</text:p>
          </table:table-cell>
          <table:table-cell table:formula="of:=[.M14]-[.L14]" office:value-type="float" office:value="-0.0745519713261671" calcext:value-type="float">
            <text:p>-0.074551971326167</text:p>
          </table:table-cell>
          <table:table-cell office:value-type="float" office:value="0.955307640297498" calcext:value-type="float">
            <text:p>0.955307640297498</text:p>
          </table:table-cell>
          <table:table-cell office:value-type="float" office:value="1.10750915750916" calcext:value-type="float">
            <text:p>1.10750915750916</text:p>
          </table:table-cell>
          <table:table-cell table:formula="of:=[.P14]-[.O14]" office:value-type="float" office:value="0.152201517211659" calcext:value-type="float">
            <text:p>0.152201517211659</text:p>
          </table:table-cell>
          <table:table-cell office:value-type="float" office:value="0.981090100111235" calcext:value-type="float">
            <text:p>0.981090100111235</text:p>
          </table:table-cell>
          <table:table-cell office:value-type="float" office:value="0.947957516339869" calcext:value-type="float">
            <text:p>0.947957516339869</text:p>
          </table:table-cell>
          <table:table-cell table:formula="of:=[.S14]-[.R14]" office:value-type="float" office:value="-0.033132583771366" calcext:value-type="float">
            <text:p>-0.033132583771366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0.99796610356444" calcext:value-type="float">
            <text:p>0.997966103564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75" calcext:value-type="float">
            <text:p>0.75</text:p>
          </table:table-cell>
          <table:table-cell table:formula="of:=[.D15]-[.C15]" office:value-type="float" office:value="0.0277777777777778" calcext:value-type="float">
            <text:p>0.027777777777778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8" calcext:value-type="float">
            <text:p>0.8</text:p>
          </table:table-cell>
          <table:table-cell table:formula="of:=[.G15]-[.F15]" office:value-type="float" office:value="0.0727272727272728" calcext:value-type="float">
            <text:p>0.07272727272727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0625" calcext:value-type="float">
            <text:p>1.0625</text:p>
          </table:table-cell>
          <table:table-cell table:formula="of:=[.J15]-[.I15]" office:value-type="float" office:value="0.145833333333333" calcext:value-type="float">
            <text:p>0.145833333333333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5" calcext:value-type="float">
            <text:p>0.95</text:p>
          </table:table-cell>
          <table:table-cell table:formula="of:=[.M15]-[.L15]" office:value-type="float" office:value="0.0088235294117649" calcext:value-type="float">
            <text:p>0.008823529411765</text:p>
          </table:table-cell>
          <table:table-cell office:value-type="float" office:value="0.829302641802642" calcext:value-type="float">
            <text:p>0.829302641802642</text:p>
          </table:table-cell>
          <table:table-cell office:value-type="float" office:value="0.907670454545455" calcext:value-type="float">
            <text:p>0.907670454545455</text:p>
          </table:table-cell>
          <table:table-cell table:formula="of:=[.P15]-[.O15]" office:value-type="float" office:value="0.0783678127428128" calcext:value-type="float">
            <text:p>0.078367812742813</text:p>
          </table:table-cell>
          <table:table-cell office:value-type="float" office:value="0.821919991772933" calcext:value-type="float">
            <text:p>0.821919991772933</text:p>
          </table:table-cell>
          <table:table-cell office:value-type="float" office:value="0.846507352941176" calcext:value-type="float">
            <text:p>0.846507352941176</text:p>
          </table:table-cell>
          <table:table-cell table:formula="of:=[.S15]-[.R15]" office:value-type="float" office:value="0.0245873611682436" calcext:value-type="float">
            <text:p>0.024587361168244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851350110265551" calcext:value-type="float">
            <text:p>0.85135011026555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1" calcext:value-type="float">
            <text:p>1</text:p>
          </table:table-cell>
          <table:table-cell table:formula="of:=[.D16]-[.C16]" office:value-type="float" office:value="-0.0769230769230769" calcext:value-type="float">
            <text:p>-0.076923076923077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47368421052632" calcext:value-type="float">
            <text:p>0.947368421052632</text:p>
          </table:table-cell>
          <table:table-cell table:formula="of:=[.G16]-[.F16]" office:value-type="float" office:value="0.00619195046439691" calcext:value-type="float">
            <text:p>0.006191950464397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1.33333333333333" calcext:value-type="float">
            <text:p>1.33333333333333</text:p>
          </table:table-cell>
          <table:table-cell table:formula="of:=[.J16]-[.I16]" office:value-type="float" office:value="0.111111111111108" calcext:value-type="float">
            <text:p>0.111111111111108</text:p>
          </table:table-cell>
          <table:table-cell office:value-type="float" office:value="1.5" calcext:value-type="float">
            <text:p>1.5</text:p>
          </table:table-cell>
          <table:table-cell office:value-type="float" office:value="1.23076923076923" calcext:value-type="float">
            <text:p>1.23076923076923</text:p>
          </table:table-cell>
          <table:table-cell table:formula="of:=[.M16]-[.L16]" office:value-type="float" office:value="-0.26923076923077" calcext:value-type="float">
            <text:p>-0.26923076923077</text:p>
          </table:table-cell>
          <table:table-cell office:value-type="float" office:value="1.13431013431013" calcext:value-type="float">
            <text:p>1.13431013431013</text:p>
          </table:table-cell>
          <table:table-cell office:value-type="float" office:value="1.15750915750916" calcext:value-type="float">
            <text:p>1.15750915750916</text:p>
          </table:table-cell>
          <table:table-cell table:formula="of:=[.P16]-[.O16]" office:value-type="float" office:value="0.0231990231990216" calcext:value-type="float">
            <text:p>0.023199023199022</text:p>
          </table:table-cell>
          <table:table-cell office:value-type="float" office:value="1.15543300653595" calcext:value-type="float">
            <text:p>1.15543300653595</text:p>
          </table:table-cell>
          <table:table-cell office:value-type="float" office:value="1.08024869866975" calcext:value-type="float">
            <text:p>1.08024869866975</text:p>
          </table:table-cell>
          <table:table-cell table:formula="of:=[.S16]-[.R16]" office:value-type="float" office:value="-0.0751843078661973" calcext:value-type="float">
            <text:p>-0.075184307866197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.5" calcext:value-type="float">
            <text:p>1.5</text:p>
          </table:table-cell>
          <table:table-cell office:value-type="float" office:value="1.13187524925625" calcext:value-type="float">
            <text:p>1.131875249256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0.961538461538462" calcext:value-type="float">
            <text:p>0.961538461538462</text:p>
          </table:table-cell>
          <table:table-cell table:formula="of:=[.D17]-[.C17]" office:value-type="float" office:value="-0.145604395604395" calcext:value-type="float">
            <text:p>-0.145604395604395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0.80952380952381" calcext:value-type="float">
            <text:p>0.80952380952381</text:p>
          </table:table-cell>
          <table:table-cell table:formula="of:=[.G17]-[.F17]" office:value-type="float" office:value="0.0666666666666671" calcext:value-type="float">
            <text:p>0.066666666666667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16666666666667" calcext:value-type="float">
            <text:p>1.16666666666667</text:p>
          </table:table-cell>
          <table:table-cell table:formula="of:=[.J17]-[.I17]" office:value-type="float" office:value="0.0128205128205201" calcext:value-type="float">
            <text:p>0.01282051282052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1" calcext:value-type="float">
            <text:p>1</text:p>
          </table:table-cell>
          <table:table-cell table:formula="of:=[.M17]-[.L17]" office:value-type="float" office:value="-0.173913043478261" calcext:value-type="float">
            <text:p>-0.173913043478261</text:p>
          </table:table-cell>
          <table:table-cell office:value-type="float" office:value="1.12873931623931" calcext:value-type="float">
            <text:p>1.12873931623931</text:p>
          </table:table-cell>
          <table:table-cell office:value-type="float" office:value="1.06789357595809" calcext:value-type="float">
            <text:p>1.06789357595809</text:p>
          </table:table-cell>
          <table:table-cell table:formula="of:=[.P17]-[.O17]" office:value-type="float" office:value="-0.0608457402812213" calcext:value-type="float">
            <text:p>-0.060845740281221</text:p>
          </table:table-cell>
          <table:table-cell office:value-type="float" office:value="0.890303657694962" calcext:value-type="float">
            <text:p>0.890303657694962</text:p>
          </table:table-cell>
          <table:table-cell office:value-type="float" office:value="0.888690476190476" calcext:value-type="float">
            <text:p>0.888690476190476</text:p>
          </table:table-cell>
          <table:table-cell table:formula="of:=[.S17]-[.R17]" office:value-type="float" office:value="-0.00161318150448575" calcext:value-type="float">
            <text:p>-0.001613181504486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0.993906756520712" calcext:value-type="float">
            <text:p>0.9939067565207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909090909090909" calcext:value-type="float">
            <text:p>0.909090909090909</text:p>
          </table:table-cell>
          <table:table-cell table:formula="of:=[.D18]-[.C18]" office:value-type="float" office:value="0.172248803827751" calcext:value-type="float">
            <text:p>0.172248803827751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733333333333333" calcext:value-type="float">
            <text:p>0.733333333333333</text:p>
          </table:table-cell>
          <table:table-cell table:formula="of:=[.G18]-[.F18]" office:value-type="float" office:value="0.194871794871795" calcext:value-type="float">
            <text:p>0.194871794871795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13333333333333" calcext:value-type="float">
            <text:p>1.13333333333333</text:p>
          </table:table-cell>
          <table:table-cell table:formula="of:=[.J18]-[.I18]" office:value-type="float" office:value="0.0222222222222188" calcext:value-type="float">
            <text:p>0.022222222222219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0.9" calcext:value-type="float">
            <text:p>0.9</text:p>
          </table:table-cell>
          <table:table-cell table:formula="of:=[.M18]-[.L18]" office:value-type="float" office:value="-0.211111111111111" calcext:value-type="float">
            <text:p>-0.211111111111111</text:p>
          </table:table-cell>
          <table:table-cell office:value-type="float" office:value="0.873446637426901" calcext:value-type="float">
            <text:p>0.873446637426901</text:p>
          </table:table-cell>
          <table:table-cell office:value-type="float" office:value="0.996717171717171" calcext:value-type="float">
            <text:p>0.996717171717171</text:p>
          </table:table-cell>
          <table:table-cell table:formula="of:=[.P18]-[.O18]" office:value-type="float" office:value="0.12327053429027" calcext:value-type="float">
            <text:p>0.12327053429027</text:p>
          </table:table-cell>
          <table:table-cell office:value-type="float" office:value="0.838863750628457" calcext:value-type="float">
            <text:p>0.838863750628457</text:p>
          </table:table-cell>
          <table:table-cell office:value-type="float" office:value="0.804055258467023" calcext:value-type="float">
            <text:p>0.804055258467023</text:p>
          </table:table-cell>
          <table:table-cell table:formula="of:=[.S18]-[.R18]" office:value-type="float" office:value="-0.0348084921614334" calcext:value-type="float">
            <text:p>-0.034808492161434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878270704559888" calcext:value-type="float">
            <text:p>0.87827070455988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1" calcext:value-type="float">
            <text:p>1.1</text:p>
          </table:table-cell>
          <table:table-cell table:formula="of:=[.D19]-[.C19]" office:value-type="float" office:value="0.171428571428571" calcext:value-type="float">
            <text:p>0.171428571428571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923076923076923" calcext:value-type="float">
            <text:p>0.923076923076923</text:p>
          </table:table-cell>
          <table:table-cell table:formula="of:=[.G19]-[.F19]" office:value-type="float" office:value="0.104895104895105" calcext:value-type="float">
            <text:p>0.104895104895105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1.375" calcext:value-type="float">
            <text:p>1.375</text:p>
          </table:table-cell>
          <table:table-cell table:formula="of:=[.J19]-[.I19]" office:value-type="float" office:value="0.24166666666667" calcext:value-type="float">
            <text:p>0.241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.14285714285714</text:p>
          </table:table-cell>
          <table:table-cell table:formula="of:=[.M19]-[.L19]" office:value-type="float" office:value="0.14285714285714" calcext:value-type="float">
            <text:p>0.14285714285714</text:p>
          </table:table-cell>
          <table:table-cell office:value-type="float" office:value="1.0265873015873" calcext:value-type="float">
            <text:p>1.0265873015873</text:p>
          </table:table-cell>
          <table:table-cell office:value-type="float" office:value="1.25267857142857" calcext:value-type="float">
            <text:p>1.25267857142857</text:p>
          </table:table-cell>
          <table:table-cell table:formula="of:=[.P19]-[.O19]" office:value-type="float" office:value="0.226091269841272" calcext:value-type="float">
            <text:p>0.226091269841272</text:p>
          </table:table-cell>
          <table:table-cell office:value-type="float" office:value="0.931818181818182" calcext:value-type="float">
            <text:p>0.931818181818182</text:p>
          </table:table-cell>
          <table:table-cell office:value-type="float" office:value="1.00332562174667" calcext:value-type="float">
            <text:p>1.00332562174667</text:p>
          </table:table-cell>
          <table:table-cell table:formula="of:=[.S19]-[.R19]" office:value-type="float" office:value="0.0715074399284918" calcext:value-type="float">
            <text:p>0.071507439928492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1.375" calcext:value-type="float">
            <text:p>1.375</text:p>
          </table:table-cell>
          <table:table-cell office:value-type="float" office:value="1.05360241914518" calcext:value-type="float">
            <text:p>1.053602419145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table:formula="of:=[.D20]-[.C20]" office:value-type="float" office:value="0.0833333333333334" calcext:value-type="float">
            <text:p>0.08333333333333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18181818181818" calcext:value-type="float">
            <text:p>0.818181818181818</text:p>
          </table:table-cell>
          <table:table-cell table:formula="of:=[.G20]-[.F20]" office:value-type="float" office:value="-0.119318181818182" calcext:value-type="float">
            <text:p>-0.119318181818182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28571428571429" calcext:value-type="float">
            <text:p>1.28571428571429</text:p>
          </table:table-cell>
          <table:table-cell table:formula="of:=[.J20]-[.I20]" office:value-type="float" office:value="-0.38095238095238" calcext:value-type="float">
            <text:p>-0.38095238095238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1.5" calcext:value-type="float">
            <text:p>1.5</text:p>
          </table:table-cell>
          <table:table-cell table:formula="of:=[.M20]-[.L20]" office:value-type="float" office:value="-0.0833333333333333" calcext:value-type="float">
            <text:p>-0.083333333333333</text:p>
          </table:table-cell>
          <table:table-cell office:value-type="float" office:value="1.2594696969697" calcext:value-type="float">
            <text:p>1.2594696969697</text:p>
          </table:table-cell>
          <table:table-cell office:value-type="float" office:value="1.14250700280112" calcext:value-type="float">
            <text:p>1.14250700280112</text:p>
          </table:table-cell>
          <table:table-cell table:formula="of:=[.P20]-[.O20]" office:value-type="float" office:value="-0.116962694168575" calcext:value-type="float">
            <text:p>-0.116962694168575</text:p>
          </table:table-cell>
          <table:table-cell office:value-type="float" office:value="1.25818452380952" calcext:value-type="float">
            <text:p>1.25818452380952</text:p>
          </table:table-cell>
          <table:table-cell office:value-type="float" office:value="1.12775974025974" calcext:value-type="float">
            <text:p>1.12775974025974</text:p>
          </table:table-cell>
          <table:table-cell table:formula="of:=[.S20]-[.R20]" office:value-type="float" office:value="-0.130424783549785" calcext:value-type="float">
            <text:p>-0.130424783549785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19698024096002" calcext:value-type="float">
            <text:p>1.19698024096002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(empty)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D21]-[.C21]" office:value-type="float" office:value="0.0833333333333334" calcext:value-type="float">
            <text:p>0.08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75" calcext:value-type="float">
            <text:p>0.875</text:p>
          </table:table-cell>
          <table:table-cell table:formula="of:=[.G21]-[.F21]" office:value-type="float" office:value="0.0416666666666666" calcext:value-type="float">
            <text:p>0.0416666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1]-[.I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1]-[.L21]"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7083333333333" calcext:value-type="float">
            <text:p>0.927083333333333</text:p>
          </table:table-cell>
          <table:table-cell table:formula="of:=[.P21]-[.O21]" office:value-type="float" office:value="-0.0104166666666666" calcext:value-type="float">
            <text:p>-0.0104166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75" calcext:value-type="float">
            <text:p>0.96875</text:p>
          </table:table-cell>
          <table:table-cell table:formula="of:=[.S21]-[.R21]" office:value-type="float" office:value="0.03125" calcext:value-type="float">
            <text:p>0.03125</text:p>
          </table:table-cell>
          <table:table-cell table:style-name="ce55" office:value-type="float" office:value="0.75" calcext:value-type="float">
            <text:p>0.75</text:p>
          </table:table-cell>
          <table:table-cell table:style-name="ce60" office:value-type="float" office:value="1" calcext:value-type="float">
            <text:p>1</text:p>
          </table:table-cell>
          <table:table-cell table:style-name="ce67" office:value-type="float" office:value="0.942708333333333" calcext:value-type="float">
            <text:p>0.942708333333333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75" calcext:value-type="float">
            <text:p>0.875</text:p>
          </table:table-cell>
          <table:table-cell table:formula="of:=[.D22]-[.C22]" office:value-type="float" office:value="0.0416666666666666" calcext:value-type="float">
            <text:p>0.041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table:formula="of:=[.G22]-[.F22]" office:value-type="float" office:value="-0.125" calcext:value-type="float">
            <text:p>-0.1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]-[.I2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2]-[.L22]" office:value-type="float" office:value="0" calcext:value-type="float">
            <text:p>0</text:p>
          </table:table-cell>
          <table:table-cell office:value-type="float" office:value="0.927083333333333" calcext:value-type="float">
            <text:p>0.927083333333333</text:p>
          </table:table-cell>
          <table:table-cell office:value-type="float" office:value="0.940972222222222" calcext:value-type="float">
            <text:p>0.940972222222222</text:p>
          </table:table-cell>
          <table:table-cell table:formula="of:=[.P22]-[.O22]" office:value-type="float" office:value="0.013888888888889" calcext:value-type="float">
            <text:p>0.013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table:formula="of:=[.S22]-[.R22]" office:value-type="float" office:value="-0.03125" calcext:value-type="float">
            <text:p>-0.03125</text:p>
          </table:table-cell>
          <table:table-cell table:style-name="ce56" office:value-type="float" office:value="0.833333333333333" calcext:value-type="float">
            <text:p>0.833333333333333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float" office:value="0.959201388888889" calcext:value-type="float">
            <text:p>0.959201388888889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D23]-[.C23]" office:value-type="float" office:value="-0.166666666666667" calcext:value-type="float">
            <text:p>-0.16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5" calcext:value-type="float">
            <text:p>0.75</text:p>
          </table:table-cell>
          <table:table-cell table:formula="of:=[.G23]-[.F23]" office:value-type="float" office:value="-0.0833333333333334" calcext:value-type="float">
            <text:p>-0.08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]-[.I23]" office:value-type="float" office:value="0" calcext:value-type="float">
            <text:p>0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table:formula="of:=[.M23]-[.L23]" office:value-type="float" office:value="0.0833333333333334" calcext:value-type="float">
            <text:p>0.08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27083333333333" calcext:value-type="float">
            <text:p>0.927083333333333</text:p>
          </table:table-cell>
          <table:table-cell table:formula="of:=[.P23]-[.O23]" office:value-type="float" office:value="-0.0729166666666666" calcext:value-type="float">
            <text:p>-0.072916666666667</text:p>
          </table:table-cell>
          <table:table-cell office:value-type="float" office:value="0.878472222222222" calcext:value-type="float">
            <text:p>0.878472222222222</text:p>
          </table:table-cell>
          <table:table-cell office:value-type="float" office:value="0.90625" calcext:value-type="float">
            <text:p>0.90625</text:p>
          </table:table-cell>
          <table:table-cell table:formula="of:=[.S23]-[.R23]" office:value-type="float" office:value="0.0277777777777778" calcext:value-type="float">
            <text:p>0.027777777777778</text:p>
          </table:table-cell>
          <table:table-cell table:style-name="ce57" office:value-type="float" office:value="0.75" calcext:value-type="float">
            <text:p>0.75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.927951388888889" calcext:value-type="float">
            <text:p>0.927951388888889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75" calcext:value-type="float">
            <text:p>0.875</text:p>
          </table:table-cell>
          <table:table-cell table:formula="of:=[.D24]-[.C24]" office:value-type="float" office:value="0.0416666666666666" calcext:value-type="float">
            <text:p>0.041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formula="of:=[.G24]-[.F24]" office:value-type="float" office:value="0.125" calcext:value-type="float">
            <text:p>0.1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]-[.I2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4]-[.L24]" office:value-type="float" office:value="0" calcext:value-type="float">
            <text:p>0</text:p>
          </table:table-cell>
          <table:table-cell office:value-type="float" office:value="0.927083333333333" calcext:value-type="float">
            <text:p>0.927083333333333</text:p>
          </table:table-cell>
          <table:table-cell office:value-type="float" office:value="0.96875" calcext:value-type="float">
            <text:p>0.96875</text:p>
          </table:table-cell>
          <table:table-cell table:formula="of:=[.P24]-[.O24]" office:value-type="float" office:value="0.0416666666666666" calcext:value-type="float">
            <text:p>0.0416666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972222222222" calcext:value-type="float">
            <text:p>0.940972222222222</text:p>
          </table:table-cell>
          <table:table-cell table:formula="of:=[.S24]-[.R24]" office:value-type="float" office:value="0.00347222222222232" calcext:value-type="float">
            <text:p>0.003472222222222</text:p>
          </table:table-cell>
          <table:table-cell table:style-name="ce56" office:value-type="float" office:value="0.75" calcext:value-type="float">
            <text:p>0.75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float" office:value="0.943576388888889" calcext:value-type="float">
            <text:p>0.943576388888889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table:formula="of:=[.D25]-[.C25]" office:value-type="float" office:value="0.111111111111111" calcext:value-type="float">
            <text:p>0.1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table:formula="of:=[.G25]-[.F25]" office:value-type="float" office:value="-0.333333333333333" calcext:value-type="float">
            <text:p>-0.333333333333333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" calcext:value-type="float">
            <text:p>1</text:p>
          </table:table-cell>
          <table:table-cell table:formula="of:=[.J25]-[.I25]" office:value-type="float" office:value="-0.14285714285714" calcext:value-type="float">
            <text:p>-0.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5]-[.L25]" office:value-type="float" office:value="0" calcext:value-type="float">
            <text:p>0</text:p>
          </table:table-cell>
          <table:table-cell office:value-type="float" office:value="1.00793650793651" calcext:value-type="float">
            <text:p>1.00793650793651</text:p>
          </table:table-cell>
          <table:table-cell office:value-type="float" office:value="1" calcext:value-type="float">
            <text:p>1</text:p>
          </table:table-cell>
          <table:table-cell table:formula="of:=[.P25]-[.O25]" office:value-type="float" office:value="-0.00793650793650724" calcext:value-type="float">
            <text:p>-0.007936507936507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.916666666666667</text:p>
          </table:table-cell>
          <table:table-cell table:formula="of:=[.S25]-[.R25]" office:value-type="float" office:value="-0.0833333333333334" calcext:value-type="float">
            <text:p>-0.083333333333333</text:p>
          </table:table-cell>
          <table:table-cell table:style-name="ce57" office:value-type="float" office:value="0.666666666666667" calcext:value-type="float">
            <text:p>0.666666666666667</text:p>
          </table:table-cell>
          <table:table-cell table:style-name="ce56" office:value-type="float" office:value="1.14285714285714" calcext:value-type="float">
            <text:p>1.14285714285714</text:p>
          </table:table-cell>
          <table:table-cell table:style-name="ce68" office:value-type="float" office:value="0.981150793650794" calcext:value-type="float">
            <text:p>0.981150793650794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D26]-[.C26]" office:value-type="float" office:value="0.0833333333333334" calcext:value-type="float">
            <text:p>0.0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27272727272727" calcext:value-type="float">
            <text:p>0.727272727272727</text:p>
          </table:table-cell>
          <table:table-cell table:formula="of:=[.G26]-[.F26]" office:value-type="float" office:value="-0.0227272727272727" calcext:value-type="float">
            <text:p>-0.02272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]-[.I26]" office:value-type="float" office:value="0" calcext:value-type="float">
            <text:p>0</text:p>
          </table:table-cell>
          <table:table-cell table:number-columns-repeated="2" office:value-type="float" office:value="0.944444444444444" calcext:value-type="float">
            <text:p>0.944444444444444</text:p>
          </table:table-cell>
          <table:table-cell table:formula="of:=[.M26]-[.L26]" office:value-type="float" office:value="0" calcext:value-type="float">
            <text:p>0</text:p>
          </table:table-cell>
          <table:table-cell office:value-type="float" office:value="0.862771739130435" calcext:value-type="float">
            <text:p>0.862771739130435</text:p>
          </table:table-cell>
          <table:table-cell office:value-type="float" office:value="0.914930555555556" calcext:value-type="float">
            <text:p>0.914930555555556</text:p>
          </table:table-cell>
          <table:table-cell table:formula="of:=[.P26]-[.O26]" office:value-type="float" office:value="0.0521588164251209" calcext:value-type="float">
            <text:p>0.052158816425121</text:p>
          </table:table-cell>
          <table:table-cell office:value-type="float" office:value="0.842361111111111" calcext:value-type="float">
            <text:p>0.842361111111111</text:p>
          </table:table-cell>
          <table:table-cell office:value-type="float" office:value="0.849179292929293" calcext:value-type="float">
            <text:p>0.849179292929293</text:p>
          </table:table-cell>
          <table:table-cell table:formula="of:=[.S26]-[.R26]" office:value-type="float" office:value="0.00681818181818183" calcext:value-type="float">
            <text:p>0.006818181818182</text:p>
          </table:table-cell>
          <table:table-cell table:style-name="ce56" office:value-type="float" office:value="0.727272727272727" calcext:value-type="float">
            <text:p>0.727272727272727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float" office:value="0.867310674681599" calcext:value-type="float">
            <text:p>0.867310674681599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5" office:value-type="string" calcext:value-type="string">
            <text:p>(empty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-[.C27]" office:value-type="float" office:value="0" calcext:value-type="float">
            <text:p>0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875" calcext:value-type="float">
            <text:p>0.875</text:p>
          </table:table-cell>
          <table:table-cell table:formula="of:=[.G27]-[.F27]" office:value-type="float" office:value="-0.0340909090909092" calcext:value-type="float">
            <text:p>-0.034090909090909</text:p>
          </table:table-cell>
          <table:table-cell office:value-type="float" office:value="1.4" calcext:value-type="float">
            <text:p>1.4</text:p>
          </table:table-cell>
          <table:table-cell office:value-type="float" office:value="1.16666666666667" calcext:value-type="float">
            <text:p>1.16666666666667</text:p>
          </table:table-cell>
          <table:table-cell table:formula="of:=[.J27]-[.I27]" office:value-type="float" office:value="-0.23333333333333" calcext:value-type="float">
            <text:p>-0.2333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[.M27]-[.L27]" office:value-type="float" office:value="0.3" calcext:value-type="float">
            <text:p>0.3</text:p>
          </table:table-cell>
          <table:table-cell office:value-type="float" office:value="1.12272727272727" calcext:value-type="float">
            <text:p>1.12272727272727</text:p>
          </table:table-cell>
          <table:table-cell office:value-type="float" office:value="1.06666666666667" calcext:value-type="float">
            <text:p>1.06666666666667</text:p>
          </table:table-cell>
          <table:table-cell table:formula="of:=[.P27]-[.O27]" office:value-type="float" office:value="-0.056060606060605" calcext:value-type="float">
            <text:p>-0.056060606060605</text:p>
          </table:table-cell>
          <table:table-cell office:value-type="float" office:value="1.06893939393939" calcext:value-type="float">
            <text:p>1.06893939393939</text:p>
          </table:table-cell>
          <table:table-cell office:value-type="float" office:value="1.12152777777778" calcext:value-type="float">
            <text:p>1.12152777777778</text:p>
          </table:table-cell>
          <table:table-cell table:formula="of:=[.S27]-[.R27]" office:value-type="float" office:value="0.0525883838383829" calcext:value-type="float">
            <text:p>0.052588383838383</text:p>
          </table:table-cell>
          <table:table-cell table:style-name="ce57" office:value-type="float" office:value="0.875" calcext:value-type="float">
            <text:p>0.875</text:p>
          </table:table-cell>
          <table:table-cell table:style-name="ce56" office:value-type="float" office:value="1.5" calcext:value-type="float">
            <text:p>1.5</text:p>
          </table:table-cell>
          <table:table-cell table:style-name="ce68" office:value-type="float" office:value="1.09496527777778" calcext:value-type="float">
            <text:p>1.09496527777778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float" office:value="0.904761904761905" calcext:value-type="float">
            <text:p>0.904761904761905</text:p>
          </table:table-cell>
          <table:table-cell table:formula="of:=[.D28]-[.C28]" office:value-type="float" office:value="-0.0952380952380949" calcext:value-type="float">
            <text:p>-0.095238095238095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G28]-[.F28]" office:value-type="float" office:value="0.0833333333333334" calcext:value-type="float">
            <text:p>0.083333333333333</text:p>
          </table:table-cell>
          <table:table-cell office:value-type="float" office:value="1.125" calcext:value-type="float">
            <text:p>1.125</text:p>
          </table:table-cell>
          <table:table-cell office:value-type="float" office:value="1.2" calcext:value-type="float">
            <text:p>1.2</text:p>
          </table:table-cell>
          <table:table-cell table:formula="of:=[.J28]-[.I28]" office:value-type="float" office:value="0.075" calcext:value-type="float">
            <text:p>0.075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14285714285714" calcext:value-type="float">
            <text:p>1.14285714285714</text:p>
          </table:table-cell>
          <table:table-cell table:formula="of:=[.M28]-[.L28]" office:value-type="float" office:value="0.233766233766231" calcext:value-type="float">
            <text:p>0.233766233766231</text:p>
          </table:table-cell>
          <table:table-cell office:value-type="float" office:value="1.06714743589744" calcext:value-type="float">
            <text:p>1.06714743589744</text:p>
          </table:table-cell>
          <table:table-cell office:value-type="float" office:value="0.988757321110262" calcext:value-type="float">
            <text:p>0.988757321110262</text:p>
          </table:table-cell>
          <table:table-cell table:formula="of:=[.P28]-[.O28]" office:value-type="float" office:value="-0.0783901147871734" calcext:value-type="float">
            <text:p>-0.078390114787173</text:p>
          </table:table-cell>
          <table:table-cell office:value-type="float" office:value="0.841540404040404" calcext:value-type="float">
            <text:p>0.841540404040404</text:p>
          </table:table-cell>
          <table:table-cell office:value-type="float" office:value="0.952380952380952" calcext:value-type="float">
            <text:p>0.952380952380952</text:p>
          </table:table-cell>
          <table:table-cell table:formula="of:=[.S28]-[.R28]" office:value-type="float" office:value="0.110840548340547" calcext:value-type="float">
            <text:p>0.110840548340547</text:p>
          </table:table-cell>
          <table:table-cell table:style-name="ce56" office:value-type="float" office:value="0.75" calcext:value-type="float">
            <text:p>0.75</text:p>
          </table:table-cell>
          <table:table-cell table:style-name="ce57" office:value-type="float" office:value="1.2" calcext:value-type="float">
            <text:p>1.2</text:p>
          </table:table-cell>
          <table:table-cell table:style-name="ce68" office:value-type="float" office:value="0.962456528357264" calcext:value-type="float">
            <text:p>0.962456528357264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6666666666667" calcext:value-type="float">
            <text:p>0.916666666666667</text:p>
          </table:table-cell>
          <table:table-cell table:formula="of:=[.D29]-[.C29]" office:value-type="float" office:value="0.0833333333333333" calcext:value-type="float">
            <text:p>0.08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33333333333333" calcext:value-type="float">
            <text:p>0.833333333333333</text:p>
          </table:table-cell>
          <table:table-cell table:formula="of:=[.G29]-[.F29]" office:value-type="float" office:value="-0.0833333333333333" calcext:value-type="float">
            <text:p>-0.08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table:formula="of:=[.J29]-[.I29]" office:value-type="float" office:value="0.33333333333333" calcext:value-type="float">
            <text:p>0.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9]-[.L29]" office:value-type="float" office:value="0" calcext:value-type="float">
            <text:p>0</text:p>
          </table:table-cell>
          <table:table-cell office:value-type="float" office:value="0.930555555555556" calcext:value-type="float">
            <text:p>0.930555555555556</text:p>
          </table:table-cell>
          <table:table-cell office:value-type="float" office:value="1.1125" calcext:value-type="float">
            <text:p>1.1125</text:p>
          </table:table-cell>
          <table:table-cell table:formula="of:=[.P29]-[.O29]" office:value-type="float" office:value="0.181944444444443" calcext:value-type="float">
            <text:p>0.181944444444443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58333333333333" calcext:value-type="float">
            <text:p>0.958333333333333</text:p>
          </table:table-cell>
          <table:table-cell table:formula="of:=[.S29]-[.R29]" office:value-type="float" office:value="-0.0208333333333333" calcext:value-type="float">
            <text:p>-0.020833333333333</text:p>
          </table:table-cell>
          <table:table-cell table:style-name="ce57" office:value-type="float" office:value="0.833333333333333" calcext:value-type="float">
            <text:p>0.833333333333333</text:p>
          </table:table-cell>
          <table:table-cell table:style-name="ce56" office:value-type="float" office:value="1.33333333333333" calcext:value-type="float">
            <text:p>1.33333333333333</text:p>
          </table:table-cell>
          <table:table-cell table:style-name="ce68" office:value-type="float" office:value="0.995138888888889" calcext:value-type="float">
            <text:p>0.995138888888889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0.909090909090909" calcext:value-type="float">
            <text:p>0.909090909090909</text:p>
          </table:table-cell>
          <table:table-cell table:formula="of:=[.D30]-[.C30]" office:value-type="float" office:value="0.0454545454545456" calcext:value-type="float">
            <text:p>0.04545454545454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" calcext:value-type="float">
            <text:p>0.8</text:p>
          </table:table-cell>
          <table:table-cell table:formula="of:=[.G30]-[.F30]" office:value-type="float" office:value="-0.0333333333333333" calcext:value-type="float">
            <text:p>-0.033333333333333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table:formula="of:=[.J30]-[.I30]" office:value-type="float" office:value="-0.15" calcext:value-type="float">
            <text:p>-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30]-[.L30]" office:value-type="float" office:value="0" calcext:value-type="float">
            <text:p>0</text:p>
          </table:table-cell>
          <table:table-cell office:value-type="float" office:value="0.985006313131313" calcext:value-type="float">
            <text:p>0.985006313131313</text:p>
          </table:table-cell>
          <table:table-cell office:value-type="float" office:value="0.998106060606061" calcext:value-type="float">
            <text:p>0.998106060606061</text:p>
          </table:table-cell>
          <table:table-cell table:formula="of:=[.P30]-[.O30]" office:value-type="float" office:value="0.0130997474747474" calcext:value-type="float">
            <text:p>0.013099747474747</text:p>
          </table:table-cell>
          <table:table-cell office:value-type="float" office:value="0.900724637681159" calcext:value-type="float">
            <text:p>0.900724637681159</text:p>
          </table:table-cell>
          <table:table-cell office:value-type="float" office:value="0.921217105263158" calcext:value-type="float">
            <text:p>0.921217105263158</text:p>
          </table:table-cell>
          <table:table-cell table:formula="of:=[.S30]-[.R30]" office:value-type="float" office:value="0.0204924675819985" calcext:value-type="float">
            <text:p>0.020492467581999</text:p>
          </table:table-cell>
          <table:table-cell table:style-name="ce56" office:value-type="float" office:value="0.8" calcext:value-type="float">
            <text:p>0.8</text:p>
          </table:table-cell>
          <table:table-cell table:style-name="ce57" office:value-type="float" office:value="1.25" calcext:value-type="float">
            <text:p>1.25</text:p>
          </table:table-cell>
          <table:table-cell table:style-name="ce68" office:value-type="float" office:value="0.951263529170423" calcext:value-type="float">
            <text:p>0.951263529170423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(empty)</text:p>
          </table:table-cell>
          <table:table-cell table:number-columns-repeated="2" office:value-type="float" office:value="0.764705882352941" calcext:value-type="float">
            <text:p>0.764705882352941</text:p>
          </table:table-cell>
          <table:table-cell table:formula="of:=[.D31]-[.C31]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875" calcext:value-type="float">
            <text:p>0.71875</text:p>
          </table:table-cell>
          <table:table-cell table:formula="of:=[.G31]-[.F31]" office:value-type="float" office:value="0.0520833333333335" calcext:value-type="float">
            <text:p>0.052083333333334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3" calcext:value-type="float">
            <text:p>1.3</text:p>
          </table:table-cell>
          <table:table-cell table:formula="of:=[.J31]-[.I31]" office:value-type="float" office:value="0.13333333333333" calcext:value-type="float">
            <text:p>0.13333333333333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18181818181818" calcext:value-type="float">
            <text:p>1.18181818181818</text:p>
          </table:table-cell>
          <table:table-cell table:formula="of:=[.M31]-[.L31]" office:value-type="float" office:value="-0.433566433566436" calcext:value-type="float">
            <text:p>-0.433566433566436</text:p>
          </table:table-cell>
          <table:table-cell office:value-type="float" office:value="0.885620915032681" calcext:value-type="float">
            <text:p>0.885620915032681</text:p>
          </table:table-cell>
          <table:table-cell office:value-type="float" office:value="0.984926470588235" calcext:value-type="float">
            <text:p>0.984926470588235</text:p>
          </table:table-cell>
          <table:table-cell table:formula="of:=[.P31]-[.O31]" office:value-type="float" office:value="0.0993055555555547" calcext:value-type="float">
            <text:p>0.099305555555555</text:p>
          </table:table-cell>
          <table:table-cell office:value-type="float" office:value="0.939858058608059" calcext:value-type="float">
            <text:p>0.939858058608059</text:p>
          </table:table-cell>
          <table:table-cell office:value-type="float" office:value="0.915730280748663" calcext:value-type="float">
            <text:p>0.915730280748663</text:p>
          </table:table-cell>
          <table:table-cell table:formula="of:=[.S31]-[.R31]" office:value-type="float" office:value="-0.0241277778593961" calcext:value-type="float">
            <text:p>-0.024127777859396</text:p>
          </table:table-cell>
          <table:table-cell table:style-name="ce57" office:value-type="float" office:value="0.666666666666667" calcext:value-type="float">
            <text:p>0.666666666666667</text:p>
          </table:table-cell>
          <table:table-cell table:style-name="ce56" office:value-type="float" office:value="1.61538461538462" calcext:value-type="float">
            <text:p>1.61538461538462</text:p>
          </table:table-cell>
          <table:table-cell table:style-name="ce68" office:value-type="float" office:value="0.931533931244409" calcext:value-type="float">
            <text:p>0.931533931244409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table:formula="of:=[.D32]-[.C32]" office:value-type="float" office:value="0.111111111111111" calcext:value-type="float">
            <text:p>0.1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1.11111111111111" calcext:value-type="float">
            <text:p>1.11111111111111</text:p>
          </table:table-cell>
          <table:table-cell table:formula="of:=[.G32]-[.F32]" office:value-type="float" office:value="0.111111111111111" calcext:value-type="float">
            <text:p>0.11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formula="of:=[.J32]-[.I32]" office:value-type="float" office:value="-2.25" calcext:value-type="float">
            <text:p>-2.2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2" calcext:value-type="float">
            <text:p>1.2</text:p>
          </table:table-cell>
          <table:table-cell table:formula="of:=[.M32]-[.L32]" office:value-type="float" office:value="-0.0857142857142901" calcext:value-type="float">
            <text:p>-0.08571428571429</text:p>
          </table:table-cell>
          <table:table-cell office:value-type="float" office:value="1.72222222222222" calcext:value-type="float">
            <text:p>1.72222222222222</text:p>
          </table:table-cell>
          <table:table-cell office:value-type="float" office:value="1.35416666666667" calcext:value-type="float">
            <text:p>1.35416666666667</text:p>
          </table:table-cell>
          <table:table-cell table:formula="of:=[.P32]-[.O32]" office:value-type="float" office:value="-0.368055555555557" calcext:value-type="float">
            <text:p>-0.368055555555557</text:p>
          </table:table-cell>
          <table:table-cell office:value-type="float" office:value="1.09415584415585" calcext:value-type="float">
            <text:p>1.09415584415585</text:p>
          </table:table-cell>
          <table:table-cell office:value-type="float" office:value="1.15515873015873" calcext:value-type="float">
            <text:p>1.15515873015873</text:p>
          </table:table-cell>
          <table:table-cell table:formula="of:=[.S32]-[.R32]" office:value-type="float" office:value="0.0610028860028848" calcext:value-type="float">
            <text:p>0.061002886002885</text:p>
          </table:table-cell>
          <table:table-cell table:style-name="ce56" office:value-type="float" office:value="0.888888888888889" calcext:value-type="float">
            <text:p>0.888888888888889</text:p>
          </table:table-cell>
          <table:table-cell table:style-name="ce57" office:value-type="float" office:value="4" calcext:value-type="float">
            <text:p>4</text:p>
          </table:table-cell>
          <table:table-cell table:style-name="ce68" office:value-type="float" office:value="1.33142586580087" calcext:value-type="float">
            <text:p>1.33142586580087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1" calcext:value-type="float">
            <text:p>1</text:p>
          </table:table-cell>
          <table:table-cell table:formula="of:=[.D33]-[.C33]" office:value-type="float" office:value="-0.0769230769230769" calcext:value-type="float">
            <text:p>-0.07692307692307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table:formula="of:=[.G33]-[.F33]" office:value-type="float" office:value="0.111111111111111" calcext:value-type="float">
            <text:p>0.111111111111111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42857142857143" calcext:value-type="float">
            <text:p>1.42857142857143</text:p>
          </table:table-cell>
          <table:table-cell table:formula="of:=[.J33]-[.I33]" office:value-type="float" office:value="0.24107142857143" calcext:value-type="float">
            <text:p>0.24107142857143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222" calcext:value-type="float">
            <text:p>1.22222222222222</text:p>
          </table:table-cell>
          <table:table-cell table:formula="of:=[.M33]-[.L33]" office:value-type="float" office:value="-0.0277777777777777" calcext:value-type="float">
            <text:p>-0.027777777777778</text:p>
          </table:table-cell>
          <table:table-cell office:value-type="float" office:value="1.12216637529137" calcext:value-type="float">
            <text:p>1.12216637529137</text:p>
          </table:table-cell>
          <table:table-cell office:value-type="float" office:value="1.13839285714286" calcext:value-type="float">
            <text:p>1.13839285714286</text:p>
          </table:table-cell>
          <table:table-cell table:formula="of:=[.P33]-[.O33]" office:value-type="float" office:value="0.016226481851483" calcext:value-type="float">
            <text:p>0.016226481851483</text:p>
          </table:table-cell>
          <table:table-cell office:value-type="float" office:value="1.07043650793651" calcext:value-type="float">
            <text:p>1.07043650793651</text:p>
          </table:table-cell>
          <table:table-cell office:value-type="float" office:value="1.08496732026144" calcext:value-type="float">
            <text:p>1.08496732026144</text:p>
          </table:table-cell>
          <table:table-cell table:formula="of:=[.S33]-[.R33]" office:value-type="float" office:value="0.0145308123249308" calcext:value-type="float">
            <text:p>0.014530812324931</text:p>
          </table:table-cell>
          <table:table-cell table:style-name="ce57" office:value-type="float" office:value="0.888888888888889" calcext:value-type="float">
            <text:p>0.888888888888889</text:p>
          </table:table-cell>
          <table:table-cell table:style-name="ce56" office:value-type="float" office:value="1.42857142857143" calcext:value-type="float">
            <text:p>1.42857142857143</text:p>
          </table:table-cell>
          <table:table-cell table:style-name="ce68" office:value-type="float" office:value="1.10399076515804" calcext:value-type="float">
            <text:p>1.10399076515804</text:p>
          </table:table-cell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1" calcext:value-type="float">
            <text:p>1</text:p>
          </table:table-cell>
          <table:table-cell table:formula="of:=[.D34]-[.C34]" office:value-type="float" office:value="0.379310344827586" calcext:value-type="float">
            <text:p>0.379310344827586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formula="of:=[.G34]-[.F34]" office:value-type="float" office:value="-0.3" calcext:value-type="float">
            <text:p>-0.3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.25" calcext:value-type="float">
            <text:p>1.25</text:p>
          </table:table-cell>
          <table:table-cell table:formula="of:=[.J34]-[.I34]" office:value-type="float" office:value="0.178571428571429" calcext:value-type="float">
            <text:p>0.178571428571429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71428571428571" calcext:value-type="float">
            <text:p>1.71428571428571</text:p>
          </table:table-cell>
          <table:table-cell table:formula="of:=[.M34]-[.L34]" office:value-type="float" office:value="0.56043956043956" calcext:value-type="float">
            <text:p>0.56043956043956</text:p>
          </table:table-cell>
          <table:table-cell office:value-type="float" office:value="0.825863564747412" calcext:value-type="float">
            <text:p>0.825863564747412</text:p>
          </table:table-cell>
          <table:table-cell office:value-type="float" office:value="1.07211538461539" calcext:value-type="float">
            <text:p>1.07211538461539</text:p>
          </table:table-cell>
          <table:table-cell table:formula="of:=[.P34]-[.O34]" office:value-type="float" office:value="0.246251819867973" calcext:value-type="float">
            <text:p>0.246251819867973</text:p>
          </table:table-cell>
          <table:table-cell office:value-type="float" office:value="0.991044384465436" calcext:value-type="float">
            <text:p>0.991044384465436</text:p>
          </table:table-cell>
          <table:table-cell office:value-type="float" office:value="1.09071717755928" calcext:value-type="float">
            <text:p>1.09071717755928</text:p>
          </table:table-cell>
          <table:table-cell table:formula="of:=[.S34]-[.R34]" office:value-type="float" office:value="0.0996727930938446" calcext:value-type="float">
            <text:p>0.099672793093845</text:p>
          </table:table-cell>
          <table:table-cell table:style-name="ce56" office:value-type="float" office:value="0.6" calcext:value-type="float">
            <text:p>0.6</text:p>
          </table:table-cell>
          <table:table-cell table:style-name="ce57" office:value-type="float" office:value="1.71428571428571" calcext:value-type="float">
            <text:p>1.71428571428571</text:p>
          </table:table-cell>
          <table:table-cell table:style-name="ce68" office:value-type="float" office:value="0.994935127846879" calcext:value-type="float">
            <text:p>0.994935127846879</text:p>
          </table:table-cell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7" calcext:value-type="float">
            <text:p>0.7</text:p>
          </table:table-cell>
          <table:table-cell office:value-type="float" office:value="0.9375" calcext:value-type="float">
            <text:p>0.9375</text:p>
          </table:table-cell>
          <table:table-cell table:formula="of:=[.D35]-[.C35]" office:value-type="float" office:value="0.2375" calcext:value-type="float">
            <text:p>0.2375</text:p>
          </table:table-cell>
          <table:table-cell office:value-type="float" office:value="1.06896551724138" calcext:value-type="float">
            <text:p>1.06896551724138</text:p>
          </table:table-cell>
          <table:table-cell office:value-type="float" office:value="0.823529411764706" calcext:value-type="float">
            <text:p>0.823529411764706</text:p>
          </table:table-cell>
          <table:table-cell table:formula="of:=[.G35]-[.F35]" office:value-type="float" office:value="-0.245436105476673" calcext:value-type="float">
            <text:p>-0.245436105476673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.66666666666667" calcext:value-type="float">
            <text:p>1.66666666666667</text:p>
          </table:table-cell>
          <table:table-cell table:formula="of:=[.J35]-[.I35]" office:value-type="float" office:value="0.303030303030307" calcext:value-type="float">
            <text:p>0.303030303030307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44444444444444" calcext:value-type="float">
            <text:p>1.44444444444444</text:p>
          </table:table-cell>
          <table:table-cell table:formula="of:=[.M35]-[.L35]" office:value-type="float" office:value="0.15873015873015" calcext:value-type="float">
            <text:p>0.15873015873015</text:p>
          </table:table-cell>
          <table:table-cell office:value-type="float" office:value="1.10938735177866" calcext:value-type="float">
            <text:p>1.10938735177866</text:p>
          </table:table-cell>
          <table:table-cell office:value-type="float" office:value="1.26885775862069" calcext:value-type="float">
            <text:p>1.26885775862069</text:p>
          </table:table-cell>
          <table:table-cell table:formula="of:=[.P35]-[.O35]" office:value-type="float" office:value="0.159470406842034" calcext:value-type="float">
            <text:p>0.159470406842034</text:p>
          </table:table-cell>
          <table:table-cell office:value-type="float" office:value="1.17974137931035" calcext:value-type="float">
            <text:p>1.17974137931035</text:p>
          </table:table-cell>
          <table:table-cell office:value-type="float" office:value="1.10270774976657" calcext:value-type="float">
            <text:p>1.10270774976657</text:p>
          </table:table-cell>
          <table:table-cell table:formula="of:=[.S35]-[.R35]" office:value-type="float" office:value="-0.0770336295437744" calcext:value-type="float">
            <text:p>-0.077033629543774</text:p>
          </table:table-cell>
          <table:table-cell table:style-name="ce57" office:value-type="float" office:value="0.7" calcext:value-type="float">
            <text:p>0.7</text:p>
          </table:table-cell>
          <table:table-cell table:style-name="ce56" office:value-type="float" office:value="1.66666666666667" calcext:value-type="float">
            <text:p>1.66666666666667</text:p>
          </table:table-cell>
          <table:table-cell table:style-name="ce68" office:value-type="float" office:value="1.16517355986907" calcext:value-type="float">
            <text:p>1.16517355986907</text:p>
          </table:table-cell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(empty)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1.34782608695652" calcext:value-type="float">
            <text:p>1.34782608695652</text:p>
          </table:table-cell>
          <table:table-cell table:formula="of:=[.D36]-[.C36]" office:value-type="float" office:value="0.478260869565216" calcext:value-type="float">
            <text:p>0.478260869565216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1" calcext:value-type="float">
            <text:p>1</text:p>
          </table:table-cell>
          <table:table-cell table:formula="of:=[.G36]-[.F36]" office:value-type="float" office:value="-0.263157894736842" calcext:value-type="float">
            <text:p>-0.263157894736842</text:p>
          </table:table-cell>
          <table:table-cell office:value-type="float" office:value="2" calcext:value-type="float">
            <text:p>2</text:p>
          </table:table-cell>
          <table:table-cell office:value-type="float" office:value="1.875" calcext:value-type="float">
            <text:p>1.875</text:p>
          </table:table-cell>
          <table:table-cell table:formula="of:=[.J36]-[.I36]" office:value-type="float" office:value="-0.125" calcext:value-type="float">
            <text:p>-0.125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1.83333333333333" calcext:value-type="float">
            <text:p>1.83333333333333</text:p>
          </table:table-cell>
          <table:table-cell table:formula="of:=[.M36]-[.L36]" office:value-type="float" office:value="-0.452380952380956" calcext:value-type="float">
            <text:p>-0.452380952380956</text:p>
          </table:table-cell>
          <table:table-cell office:value-type="float" office:value="1.2764190821256" calcext:value-type="float">
            <text:p>1.2764190821256</text:p>
          </table:table-cell>
          <table:table-cell office:value-type="float" office:value="1.63209541062802" calcext:value-type="float">
            <text:p>1.63209541062802</text:p>
          </table:table-cell>
          <table:table-cell table:formula="of:=[.P36]-[.O36]" office:value-type="float" office:value="0.355676328502416" calcext:value-type="float">
            <text:p>0.355676328502416</text:p>
          </table:table-cell>
          <table:table-cell office:value-type="float" office:value="1.63007518796992" calcext:value-type="float">
            <text:p>1.63007518796992</text:p>
          </table:table-cell>
          <table:table-cell office:value-type="float" office:value="1.39803921568627" calcext:value-type="float">
            <text:p>1.39803921568627</text:p>
          </table:table-cell>
          <table:table-cell table:formula="of:=[.S36]-[.R36]" office:value-type="float" office:value="-0.232035972283652" calcext:value-type="float">
            <text:p>-0.232035972283652</text:p>
          </table:table-cell>
          <table:table-cell table:style-name="ce56" office:value-type="float" office:value="0.869565217391304" calcext:value-type="float">
            <text:p>0.869565217391304</text:p>
          </table:table-cell>
          <table:table-cell table:style-name="ce57" office:value-type="float" office:value="2.28571428571429" calcext:value-type="float">
            <text:p>2.28571428571429</text:p>
          </table:table-cell>
          <table:table-cell table:style-name="ce68" office:value-type="float" office:value="1.48415722410246" calcext:value-type="float">
            <text:p>1.48415722410246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6"/>
          <table:table-cell table:style-name="ce70" office:value-type="float" office:value="0.620689655172414" calcext:value-type="float">
            <text:p>0.620689655172414</text:p>
          </table:table-cell>
          <table:table-cell table:style-name="ce72" office:value-type="float" office:value="0.583333333333333" calcext:value-type="float">
            <text:p>0.583333333333333</text:p>
          </table:table-cell>
          <table:table-cell table:style-name="Pivot_20_Table_20_Value" table:formula="of:=[.D37]-[.C37]" office:value-type="float" office:value="-0.0373563218390808" calcext:value-type="float">
            <text:p>-0.037356321839081</text:p>
          </table:table-cell>
          <table:table-cell table:style-name="ce70" office:value-type="float" office:value="0.538461538461538" calcext:value-type="float">
            <text:p>0.538461538461538</text:p>
          </table:table-cell>
          <table:table-cell table:style-name="ce72" office:value-type="float" office:value="0.6" calcext:value-type="float">
            <text:p>0.6</text:p>
          </table:table-cell>
          <table:table-cell table:style-name="ce72"/>
          <table:table-cell table:style-name="ce70" office:value-type="float" office:value="4" calcext:value-type="float">
            <text:p>4</text:p>
          </table:table-cell>
          <table:table-cell table:style-name="ce72" office:value-type="float" office:value="1.875" calcext:value-type="float">
            <text:p>1.875</text:p>
          </table:table-cell>
          <table:table-cell table:style-name="ce72"/>
          <table:table-cell table:style-name="ce70" office:value-type="float" office:value="2.28571428571429" calcext:value-type="float">
            <text:p>2.28571428571429</text:p>
          </table:table-cell>
          <table:table-cell table:style-name="ce72" office:value-type="float" office:value="1.83333333333333" calcext:value-type="float">
            <text:p>1.83333333333333</text:p>
          </table:table-cell>
          <table:table-cell table:style-name="ce72"/>
          <table:table-cell table:style-name="ce70" office:value-type="float" office:value="1.0101782966039" calcext:value-type="float">
            <text:p>1.0101782966039</text:p>
          </table:table-cell>
          <table:table-cell table:style-name="ce72" office:value-type="float" office:value="1.04244662696753" calcext:value-type="float">
            <text:p>1.04244662696753</text:p>
          </table:table-cell>
          <table:table-cell table:style-name="ce72"/>
          <table:table-cell table:style-name="ce70" office:value-type="float" office:value="0.982678270660463" calcext:value-type="float">
            <text:p>0.982678270660463</text:p>
          </table:table-cell>
          <table:table-cell table:style-name="ce72" office:value-type="float" office:value="0.978232174290036" calcext:value-type="float">
            <text:p>0.978232174290036</text:p>
          </table:table-cell>
          <table:table-cell table:style-name="ce72"/>
          <table:table-cell table:style-name="ce26" office:value-type="float" office:value="0.538461538461538" calcext:value-type="float">
            <text:p>0.538461538461538</text:p>
          </table:table-cell>
          <table:table-cell table:style-name="ce26" office:value-type="float" office:value="4" calcext:value-type="float">
            <text:p>4</text:p>
          </table:table-cell>
          <table:table-cell table:style-name="ce69" office:value-type="float" office:value="1.00338384213048" calcext:value-type="float">
            <text:p>1.00338384213048</text:p>
          </table:table-cell>
        </table:table-row>
        <table:table-row table:style-name="ro1" table:number-rows-repeated="2">
          <table:table-cell table:style-name="Default" table:number-columns-repeated="23"/>
        </table:table-row>
        <table:table-row table:style-name="ro1">
          <table:table-cell table:style-name="Default" office:value-type="string" calcext:value-type="string">
            <text:p>D, min</text:p>
          </table:table-cell>
          <table:table-cell table:style-name="Default" office:value-type="string" calcext:value-type="string">
            <text:p>D, Max</text:p>
          </table:table-cell>
          <table:table-cell table:style-name="Default" office:value-type="string" calcext:value-type="string">
            <text:p>D, avg</text:p>
          </table:table-cell>
          <table:table-cell table:style-name="Default"/>
          <table:table-cell table:style-name="Default" table:formula="of:=COUNTIF([.E5:.E36]; &quot;&gt;0.05&quot;)" office:value-type="float" office:value="15" calcext:value-type="float">
            <text:p>15</text:p>
          </table:table-cell>
          <table:table-cell table:style-name="Default" table:number-columns-repeated="5"/>
          <table:table-cell table:style-name="Default" table:formula="of:=COUNTIF([.K5:.K36]; &quot;&gt;0.05&quot;)" office:value-type="float" office:value="11" calcext:value-type="float">
            <text:p>11</text:p>
          </table:table-cell>
          <table:table-cell table:style-name="Default" table:number-columns-repeated="5"/>
          <table:table-cell table:style-name="Default" table:formula="of:=COUNTIF([.Q5:.Q36]; &quot;&gt;0.05&quot;)" office:value-type="float" office:value="12" calcext:value-type="float">
            <text:p>12</text:p>
          </table:table-cell>
          <table:table-cell table:style-name="Default" table:number-columns-repeated="6"/>
        </table:table-row>
        <table:table-row table:style-name="ro1">
          <table:table-cell table:style-name="Default" table:formula="of:=SUMIF([.E5:.E36]; &quot;&lt;0&quot;)" office:value-type="float" office:value="-1.03357753357753" calcext:value-type="float">
            <text:p>-1.03357753357753</text:p>
          </table:table-cell>
          <table:table-cell table:style-name="Default" table:formula="of:=SUMIF([.K5:.K36]; &quot;&lt;0&quot;)" office:value-type="float" office:value="-3.41239495798319" calcext:value-type="float">
            <text:p>-3.41239495798319</text:p>
          </table:table-cell>
          <table:table-cell table:style-name="Default" table:formula="of:=SUMIF([.Q5:.Q36]; &quot;&lt;0&quot;)" office:value-type="float" office:value="-1.02911705230253" calcext:value-type="float">
            <text:p>-1.02911705230253</text:p>
          </table:table-cell>
          <table:table-cell table:style-name="Default"/>
          <table:table-cell table:style-name="Default" table:formula="of:=COUNTIF([.E6:.E37]; &quot;&lt;-0.05&quot;)" office:value-type="float" office:value="8" calcext:value-type="float">
            <text:p>8</text:p>
          </table:table-cell>
          <table:table-cell table:style-name="Default" table:number-columns-repeated="5"/>
          <table:table-cell table:style-name="Default" table:formula="of:=COUNTIF([.K6:.K37]; &quot;&lt;-0.05&quot;)" office:value-type="float" office:value="8" calcext:value-type="float">
            <text:p>8</text:p>
          </table:table-cell>
          <table:table-cell table:style-name="Default" table:number-columns-repeated="5"/>
          <table:table-cell table:style-name="Default" table:formula="of:=COUNTIF([.Q6:.Q37]; &quot;&lt;-0.05&quot;)" office:value-type="float" office:value="8" calcext:value-type="float">
            <text:p>8</text:p>
          </table:table-cell>
          <table:table-cell table:style-name="Default" table:number-columns-repeated="6"/>
        </table:table-row>
        <table:table-row table:style-name="ro1">
          <table:table-cell table:style-name="Default" table:formula="of:=SUMIF([.E6:.E37]; &quot;&gt;0&quot;)" office:value-type="float" office:value="2.70630864397389" calcext:value-type="float">
            <text:p>2.70630864397389</text:p>
          </table:table-cell>
          <table:table-cell table:style-name="Default" table:formula="of:=SUMIF([.K6:.K37]; &quot;&gt;0&quot;)" office:value-type="float" office:value="2.21850649350649" calcext:value-type="float">
            <text:p>2.21850649350649</text:p>
          </table:table-cell>
          <table:table-cell table:style-name="Default" table:formula="of:=SUMIF([.Q6:.Q37]; &quot;&gt;0&quot;)" office:value-type="float" office:value="2.06170362393867" calcext:value-type="float">
            <text:p>2.06170362393867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3"/>
        </table:table-row>
        <table:table-row table:style-name="ro1">
          <table:table-cell table:style-name="Default" office:value-type="string" calcext:value-type="string">
            <text:p>G, Min</text:p>
          </table:table-cell>
          <table:table-cell table:style-name="Default" office:value-type="string" calcext:value-type="string">
            <text:p>G, Max</text:p>
          </table:table-cell>
          <table:table-cell table:style-name="Default" office:value-type="string" calcext:value-type="string">
            <text:p>G, avg</text:p>
          </table:table-cell>
          <table:table-cell table:style-name="Default" table:number-columns-repeated="20"/>
        </table:table-row>
        <table:table-row table:style-name="ro1">
          <table:table-cell table:style-name="Default" table:formula="of:=SUMIF([.H5:.H36]; &quot;&lt;0&quot;)" office:value-type="float" office:value="-2.01211131623083" calcext:value-type="float">
            <text:p>-2.01211131623083</text:p>
          </table:table-cell>
          <table:table-cell table:style-name="Default" table:formula="of:=SUMIF([.N5:.N36]; &quot;&lt;0&quot;)" office:value-type="float" office:value="-1.97824634458576" calcext:value-type="float">
            <text:p>-1.97824634458576</text:p>
          </table:table-cell>
          <table:table-cell table:style-name="Default" table:formula="of:=SUMIF([.T5:.T36]; &quot;&lt;0&quot;)" office:value-type="float" office:value="-0.922844855524217" calcext:value-type="float">
            <text:p>-0.922844855524217</text:p>
          </table:table-cell>
          <table:table-cell table:style-name="Default" table:number-columns-repeated="20"/>
        </table:table-row>
        <table:table-row table:style-name="ro1">
          <table:table-cell table:style-name="Default" table:formula="of:=SUMIF([.H6:.H37]; &quot;&gt;0&quot;)" office:value-type="float" office:value="1.59223553697705" calcext:value-type="float">
            <text:p>1.59223553697705</text:p>
          </table:table-cell>
          <table:table-cell table:style-name="Default" table:formula="of:=SUMIF([.N6:.N37]; &quot;&gt;0&quot;)" office:value-type="float" office:value="1.76572773631596" calcext:value-type="float">
            <text:p>1.76572773631596</text:p>
          </table:table-cell>
          <table:table-cell table:style-name="Default" table:formula="of:=SUMIF([.T6:.T37]; &quot;&gt;0&quot;)" office:value-type="float" office:value="0.780569771670523" calcext:value-type="float">
            <text:p>0.780569771670523</text:p>
          </table:table-cell>
          <table:table-cell table:style-name="Default" table:number-columns-repeated="20"/>
        </table:table-row>
        <calcext:conditional-formats>
          <calcext:conditional-format calcext:target-range-address="Sheet3.Q5:Sheet3.Q36">
            <calcext:condition calcext:apply-style-name="Bad" calcext:value="&lt;-0.05" calcext:base-cell-address="Sheet3.Q5"/>
          </calcext:conditional-format>
          <calcext:conditional-format calcext:target-range-address="Sheet3.E5:Sheet3.E36 Sheet3.H5:Sheet3.H36 Sheet3.K5:Sheet3.K36 Sheet3.N5:Sheet3.N36 Sheet3.Q5:Sheet3.Q36 Sheet3.T5:Sheet3.T36">
            <calcext:condition calcext:apply-style-name="Good" calcext:value="&gt;0.05" calcext:base-cell-address="Sheet3.E5"/>
            <calcext:condition calcext:apply-style-name="Bad" calcext:value="&lt;-0.05" calcext:base-cell-address="Sheet3.E5"/>
          </calcext:conditional-format>
        </calcext:conditional-formats>
      </table:table>
      <table:named-expressions/>
      <table:database-ranges>
        <table:database-range table:name="__Anonymous_Sheet_DB__0" table:target-range-address="big_batch_collated_03.A1:big_batch_collated_03.H513" table:display-filter-buttons="true">
          <table:filter>
            <table:filter-and>
              <table:filter-condition table:field-number="6" table:value="1" table:operator="=">
                <table:filter-set-item table:value="1"/>
                <table:filter-set-item table:value="10"/>
                <table:filter-set-item table:value="11"/>
                <table:filter-set-item table:value="12"/>
                <table:filter-set-item table:value="13"/>
                <table:filter-set-item table:value="14"/>
                <table:filter-set-item table:value="15"/>
                <table:filter-set-item table:value="2"/>
                <table:filter-set-item table:value="3"/>
                <table:filter-set-item table:value="4"/>
                <table:filter-set-item table:value="5"/>
                <table:filter-set-item table:value="6"/>
                <table:filter-set-item table:value="7"/>
                <table:filter-set-item table:value="8"/>
                <table:filter-set-item table:value="9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big_batch_collated_03_1'.A1:'Pivot Table_big_batch_collated_03_1'.K37" table:buttons="'Pivot Table_big_batch_collated_03_1'.A4 'Pivot Table_big_batch_collated_03_1'.B4 'Pivot Table_big_batch_collated_03_1'.C1 'Pivot Table_big_batch_collated_03_1'.D1 'Pivot Table_big_batch_collated_03_1'.E1" table:show-filter-button="false" table:drill-down-on-double-click="false">
          <table:source-cell-range table:cell-range-address="big_batch_collated_03.A1:big_batch_collated_03.H5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 or no" table:orientation="column" table:used-hierarchy="0" table:function="auto">
            <table:data-pilot-level table:show-empty="false" calcext:repeat-item-labels="false">
              <table:data-pilot-members>
                <table:data-pilot-member table:name="No" table:display="true" table:show-details="true"/>
                <table:data-pilot-member table:name="Ti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 or D" table:orientation="column" table:used-hierarchy="0" table:function="auto">
            <table:data-pilot-level table:show-empty="false" calcext:repeat-item-labels="false">
              <table:data-pilot-members>
                <table:data-pilot-member table:name=" 'D'" table:display="true" table:show-details="true"/>
                <table:data-pilot-member table:name=" 'G'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2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" table:orientation="data" table:used-hierarchy="0" table:function="min">
            <table:data-pilot-level table:show-empty="false" calcext:repeat-item-labels="false">
              <table:data-pilot-members>
                <table:data-pilot-member table:name="0.538461538461538" table:display="true" table:show-details="true"/>
                <table:data-pilot-member table:name="0.583333333333333" table:display="true" table:show-details="true"/>
                <table:data-pilot-member table:name="0.6" table:display="true" table:show-details="true"/>
                <table:data-pilot-member table:name="0.620689655172414" table:display="true" table:show-details="true"/>
                <table:data-pilot-member table:name="0.666666666666667" table:display="true" table:show-details="true"/>
                <table:data-pilot-member table:name="0.685714285714286" table:display="true" table:show-details="true"/>
                <table:data-pilot-member table:name="0.7" table:display="true" table:show-details="true"/>
                <table:data-pilot-member table:name="0.705882352941176" table:display="true" table:show-details="true"/>
                <table:data-pilot-member table:name="0.714285714285714" table:display="true" table:show-details="true"/>
                <table:data-pilot-member table:name="0.71875" table:display="true" table:show-details="true"/>
                <table:data-pilot-member table:name="0.722222222222222" table:display="true" table:show-details="true"/>
                <table:data-pilot-member table:name="0.727272727272727" table:display="true" table:show-details="true"/>
                <table:data-pilot-member table:name="0.733333333333333" table:display="true" table:show-details="true"/>
                <table:data-pilot-member table:name="0.736842105263158" table:display="true" table:show-details="true"/>
                <table:data-pilot-member table:name="0.742857142857143" table:display="true" table:show-details="true"/>
                <table:data-pilot-member table:name="0.75" table:display="true" table:show-details="true"/>
                <table:data-pilot-member table:name="0.755555555555556" table:display="true" table:show-details="true"/>
                <table:data-pilot-member table:name="0.764705882352941" table:display="true" table:show-details="true"/>
                <table:data-pilot-member table:name="0.769230769230769" table:display="true" table:show-details="true"/>
                <table:data-pilot-member table:name="0.777777777777778" table:display="true" table:show-details="true"/>
                <table:data-pilot-member table:name="0.791666666666667" table:display="true" table:show-details="true"/>
                <table:data-pilot-member table:name="0.8" table:display="true" table:show-details="true"/>
                <table:data-pilot-member table:name="0.80952380952381" table:display="true" table:show-details="true"/>
                <table:data-pilot-member table:name="0.8125" table:display="true" table:show-details="true"/>
                <table:data-pilot-member table:name="0.818181818181818" table:display="true" table:show-details="true"/>
                <table:data-pilot-member table:name="0.823529411764706" table:display="true" table:show-details="true"/>
                <table:data-pilot-member table:name="0.826086956521739" table:display="true" table:show-details="true"/>
                <table:data-pilot-member table:name="0.827586206896552" table:display="true" table:show-details="true"/>
                <table:data-pilot-member table:name="0.828571428571429" table:display="true" table:show-details="true"/>
                <table:data-pilot-member table:name="0.833333333333333" table:display="true" table:show-details="true"/>
                <table:data-pilot-member table:name="0.842105263157895" table:display="true" table:show-details="true"/>
                <table:data-pilot-member table:name="0.846153846153846" table:display="true" table:show-details="true"/>
                <table:data-pilot-member table:name="0.85" table:display="true" table:show-details="true"/>
                <table:data-pilot-member table:name="0.852941176470588" table:display="true" table:show-details="true"/>
                <table:data-pilot-member table:name="0.857142857142857" table:display="true" table:show-details="true"/>
                <table:data-pilot-member table:name="0.863636363636364" table:display="true" table:show-details="true"/>
                <table:data-pilot-member table:name="0.869565217391304" table:display="true" table:show-details="true"/>
                <table:data-pilot-member table:name="0.875" table:display="true" table:show-details="true"/>
                <table:data-pilot-member table:name="0.88" table:display="true" table:show-details="true"/>
                <table:data-pilot-member table:name="0.882352941176471" table:display="true" table:show-details="true"/>
                <table:data-pilot-member table:name="0.888888888888889" table:display="true" table:show-details="true"/>
                <table:data-pilot-member table:name="0.894736842105263" table:display="true" table:show-details="true"/>
                <table:data-pilot-member table:name="0.9" table:display="true" table:show-details="true"/>
                <table:data-pilot-member table:name="0.904761904761905" table:display="true" table:show-details="true"/>
                <table:data-pilot-member table:name="0.909090909090909" table:display="true" table:show-details="true"/>
                <table:data-pilot-member table:name="0.916666666666667" table:display="true" table:show-details="true"/>
                <table:data-pilot-member table:name="0.923076923076923" table:display="true" table:show-details="true"/>
                <table:data-pilot-member table:name="0.928571428571429" table:display="true" table:show-details="true"/>
                <table:data-pilot-member table:name="0.931034482758621" table:display="true" table:show-details="true"/>
                <table:data-pilot-member table:name="0.933333333333333" table:display="true" table:show-details="true"/>
                <table:data-pilot-member table:name="0.9375" table:display="true" table:show-details="true"/>
                <table:data-pilot-member table:name="0.941176470588235" table:display="true" table:show-details="true"/>
                <table:data-pilot-member table:name="0.944444444444444" table:display="true" table:show-details="true"/>
                <table:data-pilot-member table:name="0.947368421052632" table:display="true" table:show-details="true"/>
                <table:data-pilot-member table:name="0.95" table:display="true" table:show-details="true"/>
                <table:data-pilot-member table:name="0.958333333333333" table:display="true" table:show-details="true"/>
                <table:data-pilot-member table:name="0.961538461538462" table:display="true" table:show-details="true"/>
                <table:data-pilot-member table:name="0.962962962962963" table:display="true" table:show-details="true"/>
                <table:data-pilot-member table:name="1" table:display="true" table:show-details="true"/>
                <table:data-pilot-member table:name="1.02222222222222" table:display="true" table:show-details="true"/>
                <table:data-pilot-member table:name="1.03225806451613" table:display="true" table:show-details="true"/>
                <table:data-pilot-member table:name="1.03846153846154" table:display="true" table:show-details="true"/>
                <table:data-pilot-member table:name="1.04761904761905" table:display="true" table:show-details="true"/>
                <table:data-pilot-member table:name="1.05" table:display="true" table:show-details="true"/>
                <table:data-pilot-member table:name="1.05882352941176" table:display="true" table:show-details="true"/>
                <table:data-pilot-member table:name="1.0625" table:display="true" table:show-details="true"/>
                <table:data-pilot-member table:name="1.06666666666667" table:display="true" table:show-details="true"/>
                <table:data-pilot-member table:name="1.06896551724138" table:display="true" table:show-details="true"/>
                <table:data-pilot-member table:name="1.07142857142857" table:display="true" table:show-details="true"/>
                <table:data-pilot-member table:name="1.07692307692308" table:display="true" table:show-details="true"/>
                <table:data-pilot-member table:name="1.08333333333333" table:display="true" table:show-details="true"/>
                <table:data-pilot-member table:name="1.08571428571429" table:display="true" table:show-details="true"/>
                <table:data-pilot-member table:name="1.09090909090909" table:display="true" table:show-details="true"/>
                <table:data-pilot-member table:name="1.0952380952381" table:display="true" table:show-details="true"/>
                <table:data-pilot-member table:name="1.09677419354839" table:display="true" table:show-details="true"/>
                <table:data-pilot-member table:name="1.1" table:display="true" table:show-details="true"/>
                <table:data-pilot-member table:name="1.10714285714286" table:display="true" table:show-details="true"/>
                <table:data-pilot-member table:name="1.11111111111111" table:display="true" table:show-details="true"/>
                <table:data-pilot-member table:name="1.11764705882353" table:display="true" table:show-details="true"/>
                <table:data-pilot-member table:name="1.125" table:display="true" table:show-details="true"/>
                <table:data-pilot-member table:name="1.13333333333333" table:display="true" table:show-details="true"/>
                <table:data-pilot-member table:name="1.13793103448276" table:display="true" table:show-details="true"/>
                <table:data-pilot-member table:name="1.14285714285714" table:display="true" table:show-details="true"/>
                <table:data-pilot-member table:name="1.15" table:display="true" table:show-details="true"/>
                <table:data-pilot-member table:name="1.15384615384615" table:display="true" table:show-details="true"/>
                <table:data-pilot-member table:name="1.16666666666667" table:display="true" table:show-details="true"/>
                <table:data-pilot-member table:name="1.17391304347826" table:display="true" table:show-details="true"/>
                <table:data-pilot-member table:name="1.18181818181818" table:display="true" table:show-details="true"/>
                <table:data-pilot-member table:name="1.1875" table:display="true" table:show-details="true"/>
                <table:data-pilot-member table:name="1.2" table:display="true" table:show-details="true"/>
                <table:data-pilot-member table:name="1.21428571428571" table:display="true" table:show-details="true"/>
                <table:data-pilot-member table:name="1.22222222222222" table:display="true" table:show-details="true"/>
                <table:data-pilot-member table:name="1.23076923076923" table:display="true" table:show-details="true"/>
                <table:data-pilot-member table:name="1.25" table:display="true" table:show-details="true"/>
                <table:data-pilot-member table:name="1.26315789473684" table:display="true" table:show-details="true"/>
                <table:data-pilot-member table:name="1.28571428571429" table:display="true" table:show-details="true"/>
                <table:data-pilot-member table:name="1.3" table:display="true" table:show-details="true"/>
                <table:data-pilot-member table:name="1.33333333333333" table:display="true" table:show-details="true"/>
                <table:data-pilot-member table:name="1.34782608695652" table:display="true" table:show-details="true"/>
                <table:data-pilot-member table:name="1.36363636363636" table:display="true" table:show-details="true"/>
                <table:data-pilot-member table:name="1.375" table:display="true" table:show-details="true"/>
                <table:data-pilot-member table:name="1.4" table:display="true" table:show-details="true"/>
                <table:data-pilot-member table:name="1.42857142857143" table:display="true" table:show-details="true"/>
                <table:data-pilot-member table:name="1.44444444444444" table:display="true" table:show-details="true"/>
                <table:data-pilot-member table:name="1.45454545454545" table:display="true" table:show-details="true"/>
                <table:data-pilot-member table:name="1.5" table:display="true" table:show-details="true"/>
                <table:data-pilot-member table:name="1.55555555555556" table:display="true" table:show-details="true"/>
                <table:data-pilot-member table:name="1.57142857142857" table:display="true" table:show-details="true"/>
                <table:data-pilot-member table:name="1.58333333333333" table:display="true" table:show-details="true"/>
                <table:data-pilot-member table:name="1.61538461538462" table:display="true" table:show-details="true"/>
                <table:data-pilot-member table:name="1.66666666666667" table:display="true" table:show-details="true"/>
                <table:data-pilot-member table:name="1.7" table:display="true" table:show-details="true"/>
                <table:data-pilot-member table:name="1.71428571428571" table:display="true" table:show-details="true"/>
                <table:data-pilot-member table:name="1.75" table:display="true" table:show-details="true"/>
                <table:data-pilot-member table:name="1.83333333333333" table:display="true" table:show-details="true"/>
                <table:data-pilot-member table:name="1.875" table:display="true" table:show-details="true"/>
                <table:data-pilot-member table:name="2" table:display="true" table:show-details="true"/>
                <table:data-pilot-member table:name="2.28571428571429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" table:orientation="data" table:used-hierarchy="0" table:function="max">
            <table:data-pilot-level table:show-empty="false" calcext:repeat-item-labels="false">
              <table:data-pilot-members>
                <table:data-pilot-member table:name="0.538461538461538" table:display="true" table:show-details="true"/>
                <table:data-pilot-member table:name="0.583333333333333" table:display="true" table:show-details="true"/>
                <table:data-pilot-member table:name="0.6" table:display="true" table:show-details="true"/>
                <table:data-pilot-member table:name="0.620689655172414" table:display="true" table:show-details="true"/>
                <table:data-pilot-member table:name="0.666666666666667" table:display="true" table:show-details="true"/>
                <table:data-pilot-member table:name="0.685714285714286" table:display="true" table:show-details="true"/>
                <table:data-pilot-member table:name="0.7" table:display="true" table:show-details="true"/>
                <table:data-pilot-member table:name="0.705882352941176" table:display="true" table:show-details="true"/>
                <table:data-pilot-member table:name="0.714285714285714" table:display="true" table:show-details="true"/>
                <table:data-pilot-member table:name="0.71875" table:display="true" table:show-details="true"/>
                <table:data-pilot-member table:name="0.722222222222222" table:display="true" table:show-details="true"/>
                <table:data-pilot-member table:name="0.727272727272727" table:display="true" table:show-details="true"/>
                <table:data-pilot-member table:name="0.733333333333333" table:display="true" table:show-details="true"/>
                <table:data-pilot-member table:name="0.736842105263158" table:display="true" table:show-details="true"/>
                <table:data-pilot-member table:name="0.742857142857143" table:display="true" table:show-details="true"/>
                <table:data-pilot-member table:name="0.75" table:display="true" table:show-details="true"/>
                <table:data-pilot-member table:name="0.755555555555556" table:display="true" table:show-details="true"/>
                <table:data-pilot-member table:name="0.764705882352941" table:display="true" table:show-details="true"/>
                <table:data-pilot-member table:name="0.769230769230769" table:display="true" table:show-details="true"/>
                <table:data-pilot-member table:name="0.777777777777778" table:display="true" table:show-details="true"/>
                <table:data-pilot-member table:name="0.791666666666667" table:display="true" table:show-details="true"/>
                <table:data-pilot-member table:name="0.8" table:display="true" table:show-details="true"/>
                <table:data-pilot-member table:name="0.80952380952381" table:display="true" table:show-details="true"/>
                <table:data-pilot-member table:name="0.8125" table:display="true" table:show-details="true"/>
                <table:data-pilot-member table:name="0.818181818181818" table:display="true" table:show-details="true"/>
                <table:data-pilot-member table:name="0.823529411764706" table:display="true" table:show-details="true"/>
                <table:data-pilot-member table:name="0.826086956521739" table:display="true" table:show-details="true"/>
                <table:data-pilot-member table:name="0.827586206896552" table:display="true" table:show-details="true"/>
                <table:data-pilot-member table:name="0.828571428571429" table:display="true" table:show-details="true"/>
                <table:data-pilot-member table:name="0.833333333333333" table:display="true" table:show-details="true"/>
                <table:data-pilot-member table:name="0.842105263157895" table:display="true" table:show-details="true"/>
                <table:data-pilot-member table:name="0.846153846153846" table:display="true" table:show-details="true"/>
                <table:data-pilot-member table:name="0.85" table:display="true" table:show-details="true"/>
                <table:data-pilot-member table:name="0.852941176470588" table:display="true" table:show-details="true"/>
                <table:data-pilot-member table:name="0.857142857142857" table:display="true" table:show-details="true"/>
                <table:data-pilot-member table:name="0.863636363636364" table:display="true" table:show-details="true"/>
                <table:data-pilot-member table:name="0.869565217391304" table:display="true" table:show-details="true"/>
                <table:data-pilot-member table:name="0.875" table:display="true" table:show-details="true"/>
                <table:data-pilot-member table:name="0.88" table:display="true" table:show-details="true"/>
                <table:data-pilot-member table:name="0.882352941176471" table:display="true" table:show-details="true"/>
                <table:data-pilot-member table:name="0.888888888888889" table:display="true" table:show-details="true"/>
                <table:data-pilot-member table:name="0.894736842105263" table:display="true" table:show-details="true"/>
                <table:data-pilot-member table:name="0.9" table:display="true" table:show-details="true"/>
                <table:data-pilot-member table:name="0.904761904761905" table:display="true" table:show-details="true"/>
                <table:data-pilot-member table:name="0.909090909090909" table:display="true" table:show-details="true"/>
                <table:data-pilot-member table:name="0.916666666666667" table:display="true" table:show-details="true"/>
                <table:data-pilot-member table:name="0.923076923076923" table:display="true" table:show-details="true"/>
                <table:data-pilot-member table:name="0.928571428571429" table:display="true" table:show-details="true"/>
                <table:data-pilot-member table:name="0.931034482758621" table:display="true" table:show-details="true"/>
                <table:data-pilot-member table:name="0.933333333333333" table:display="true" table:show-details="true"/>
                <table:data-pilot-member table:name="0.9375" table:display="true" table:show-details="true"/>
                <table:data-pilot-member table:name="0.941176470588235" table:display="true" table:show-details="true"/>
                <table:data-pilot-member table:name="0.944444444444444" table:display="true" table:show-details="true"/>
                <table:data-pilot-member table:name="0.947368421052632" table:display="true" table:show-details="true"/>
                <table:data-pilot-member table:name="0.95" table:display="true" table:show-details="true"/>
                <table:data-pilot-member table:name="0.958333333333333" table:display="true" table:show-details="true"/>
                <table:data-pilot-member table:name="0.961538461538462" table:display="true" table:show-details="true"/>
                <table:data-pilot-member table:name="0.962962962962963" table:display="true" table:show-details="true"/>
                <table:data-pilot-member table:name="1" table:display="true" table:show-details="true"/>
                <table:data-pilot-member table:name="1.02222222222222" table:display="true" table:show-details="true"/>
                <table:data-pilot-member table:name="1.03225806451613" table:display="true" table:show-details="true"/>
                <table:data-pilot-member table:name="1.03846153846154" table:display="true" table:show-details="true"/>
                <table:data-pilot-member table:name="1.04761904761905" table:display="true" table:show-details="true"/>
                <table:data-pilot-member table:name="1.05" table:display="true" table:show-details="true"/>
                <table:data-pilot-member table:name="1.05882352941176" table:display="true" table:show-details="true"/>
                <table:data-pilot-member table:name="1.0625" table:display="true" table:show-details="true"/>
                <table:data-pilot-member table:name="1.06666666666667" table:display="true" table:show-details="true"/>
                <table:data-pilot-member table:name="1.06896551724138" table:display="true" table:show-details="true"/>
                <table:data-pilot-member table:name="1.07142857142857" table:display="true" table:show-details="true"/>
                <table:data-pilot-member table:name="1.07692307692308" table:display="true" table:show-details="true"/>
                <table:data-pilot-member table:name="1.08333333333333" table:display="true" table:show-details="true"/>
                <table:data-pilot-member table:name="1.08571428571429" table:display="true" table:show-details="true"/>
                <table:data-pilot-member table:name="1.09090909090909" table:display="true" table:show-details="true"/>
                <table:data-pilot-member table:name="1.0952380952381" table:display="true" table:show-details="true"/>
                <table:data-pilot-member table:name="1.09677419354839" table:display="true" table:show-details="true"/>
                <table:data-pilot-member table:name="1.1" table:display="true" table:show-details="true"/>
                <table:data-pilot-member table:name="1.10714285714286" table:display="true" table:show-details="true"/>
                <table:data-pilot-member table:name="1.11111111111111" table:display="true" table:show-details="true"/>
                <table:data-pilot-member table:name="1.11764705882353" table:display="true" table:show-details="true"/>
                <table:data-pilot-member table:name="1.125" table:display="true" table:show-details="true"/>
                <table:data-pilot-member table:name="1.13333333333333" table:display="true" table:show-details="true"/>
                <table:data-pilot-member table:name="1.13793103448276" table:display="true" table:show-details="true"/>
                <table:data-pilot-member table:name="1.14285714285714" table:display="true" table:show-details="true"/>
                <table:data-pilot-member table:name="1.15" table:display="true" table:show-details="true"/>
                <table:data-pilot-member table:name="1.15384615384615" table:display="true" table:show-details="true"/>
                <table:data-pilot-member table:name="1.16666666666667" table:display="true" table:show-details="true"/>
                <table:data-pilot-member table:name="1.17391304347826" table:display="true" table:show-details="true"/>
                <table:data-pilot-member table:name="1.18181818181818" table:display="true" table:show-details="true"/>
                <table:data-pilot-member table:name="1.1875" table:display="true" table:show-details="true"/>
                <table:data-pilot-member table:name="1.2" table:display="true" table:show-details="true"/>
                <table:data-pilot-member table:name="1.21428571428571" table:display="true" table:show-details="true"/>
                <table:data-pilot-member table:name="1.22222222222222" table:display="true" table:show-details="true"/>
                <table:data-pilot-member table:name="1.23076923076923" table:display="true" table:show-details="true"/>
                <table:data-pilot-member table:name="1.25" table:display="true" table:show-details="true"/>
                <table:data-pilot-member table:name="1.26315789473684" table:display="true" table:show-details="true"/>
                <table:data-pilot-member table:name="1.28571428571429" table:display="true" table:show-details="true"/>
                <table:data-pilot-member table:name="1.3" table:display="true" table:show-details="true"/>
                <table:data-pilot-member table:name="1.33333333333333" table:display="true" table:show-details="true"/>
                <table:data-pilot-member table:name="1.34782608695652" table:display="true" table:show-details="true"/>
                <table:data-pilot-member table:name="1.36363636363636" table:display="true" table:show-details="true"/>
                <table:data-pilot-member table:name="1.375" table:display="true" table:show-details="true"/>
                <table:data-pilot-member table:name="1.4" table:display="true" table:show-details="true"/>
                <table:data-pilot-member table:name="1.42857142857143" table:display="true" table:show-details="true"/>
                <table:data-pilot-member table:name="1.44444444444444" table:display="true" table:show-details="true"/>
                <table:data-pilot-member table:name="1.45454545454545" table:display="true" table:show-details="true"/>
                <table:data-pilot-member table:name="1.5" table:display="true" table:show-details="true"/>
                <table:data-pilot-member table:name="1.55555555555556" table:display="true" table:show-details="true"/>
                <table:data-pilot-member table:name="1.57142857142857" table:display="true" table:show-details="true"/>
                <table:data-pilot-member table:name="1.58333333333333" table:display="true" table:show-details="true"/>
                <table:data-pilot-member table:name="1.61538461538462" table:display="true" table:show-details="true"/>
                <table:data-pilot-member table:name="1.66666666666667" table:display="true" table:show-details="true"/>
                <table:data-pilot-member table:name="1.7" table:display="true" table:show-details="true"/>
                <table:data-pilot-member table:name="1.71428571428571" table:display="true" table:show-details="true"/>
                <table:data-pilot-member table:name="1.75" table:display="true" table:show-details="true"/>
                <table:data-pilot-member table:name="1.83333333333333" table:display="true" table:show-details="true"/>
                <table:data-pilot-member table:name="1.875" table:display="true" table:show-details="true"/>
                <table:data-pilot-member table:name="2" table:display="true" table:show-details="true"/>
                <table:data-pilot-member table:name="2.28571428571429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" table:orientation="data" table:used-hierarchy="0" table:function="average">
            <table:data-pilot-level table:show-empty="false" calcext:repeat-item-labels="false">
              <table:data-pilot-members>
                <table:data-pilot-member table:name="0.538461538461538" table:display="true" table:show-details="true"/>
                <table:data-pilot-member table:name="0.583333333333333" table:display="true" table:show-details="true"/>
                <table:data-pilot-member table:name="0.6" table:display="true" table:show-details="true"/>
                <table:data-pilot-member table:name="0.620689655172414" table:display="true" table:show-details="true"/>
                <table:data-pilot-member table:name="0.666666666666667" table:display="true" table:show-details="true"/>
                <table:data-pilot-member table:name="0.685714285714286" table:display="true" table:show-details="true"/>
                <table:data-pilot-member table:name="0.7" table:display="true" table:show-details="true"/>
                <table:data-pilot-member table:name="0.705882352941176" table:display="true" table:show-details="true"/>
                <table:data-pilot-member table:name="0.714285714285714" table:display="true" table:show-details="true"/>
                <table:data-pilot-member table:name="0.71875" table:display="true" table:show-details="true"/>
                <table:data-pilot-member table:name="0.722222222222222" table:display="true" table:show-details="true"/>
                <table:data-pilot-member table:name="0.727272727272727" table:display="true" table:show-details="true"/>
                <table:data-pilot-member table:name="0.733333333333333" table:display="true" table:show-details="true"/>
                <table:data-pilot-member table:name="0.736842105263158" table:display="true" table:show-details="true"/>
                <table:data-pilot-member table:name="0.742857142857143" table:display="true" table:show-details="true"/>
                <table:data-pilot-member table:name="0.75" table:display="true" table:show-details="true"/>
                <table:data-pilot-member table:name="0.755555555555556" table:display="true" table:show-details="true"/>
                <table:data-pilot-member table:name="0.764705882352941" table:display="true" table:show-details="true"/>
                <table:data-pilot-member table:name="0.769230769230769" table:display="true" table:show-details="true"/>
                <table:data-pilot-member table:name="0.777777777777778" table:display="true" table:show-details="true"/>
                <table:data-pilot-member table:name="0.791666666666667" table:display="true" table:show-details="true"/>
                <table:data-pilot-member table:name="0.8" table:display="true" table:show-details="true"/>
                <table:data-pilot-member table:name="0.80952380952381" table:display="true" table:show-details="true"/>
                <table:data-pilot-member table:name="0.8125" table:display="true" table:show-details="true"/>
                <table:data-pilot-member table:name="0.818181818181818" table:display="true" table:show-details="true"/>
                <table:data-pilot-member table:name="0.823529411764706" table:display="true" table:show-details="true"/>
                <table:data-pilot-member table:name="0.826086956521739" table:display="true" table:show-details="true"/>
                <table:data-pilot-member table:name="0.827586206896552" table:display="true" table:show-details="true"/>
                <table:data-pilot-member table:name="0.828571428571429" table:display="true" table:show-details="true"/>
                <table:data-pilot-member table:name="0.833333333333333" table:display="true" table:show-details="true"/>
                <table:data-pilot-member table:name="0.842105263157895" table:display="true" table:show-details="true"/>
                <table:data-pilot-member table:name="0.846153846153846" table:display="true" table:show-details="true"/>
                <table:data-pilot-member table:name="0.85" table:display="true" table:show-details="true"/>
                <table:data-pilot-member table:name="0.852941176470588" table:display="true" table:show-details="true"/>
                <table:data-pilot-member table:name="0.857142857142857" table:display="true" table:show-details="true"/>
                <table:data-pilot-member table:name="0.863636363636364" table:display="true" table:show-details="true"/>
                <table:data-pilot-member table:name="0.869565217391304" table:display="true" table:show-details="true"/>
                <table:data-pilot-member table:name="0.875" table:display="true" table:show-details="true"/>
                <table:data-pilot-member table:name="0.88" table:display="true" table:show-details="true"/>
                <table:data-pilot-member table:name="0.882352941176471" table:display="true" table:show-details="true"/>
                <table:data-pilot-member table:name="0.888888888888889" table:display="true" table:show-details="true"/>
                <table:data-pilot-member table:name="0.894736842105263" table:display="true" table:show-details="true"/>
                <table:data-pilot-member table:name="0.9" table:display="true" table:show-details="true"/>
                <table:data-pilot-member table:name="0.904761904761905" table:display="true" table:show-details="true"/>
                <table:data-pilot-member table:name="0.909090909090909" table:display="true" table:show-details="true"/>
                <table:data-pilot-member table:name="0.916666666666667" table:display="true" table:show-details="true"/>
                <table:data-pilot-member table:name="0.923076923076923" table:display="true" table:show-details="true"/>
                <table:data-pilot-member table:name="0.928571428571429" table:display="true" table:show-details="true"/>
                <table:data-pilot-member table:name="0.931034482758621" table:display="true" table:show-details="true"/>
                <table:data-pilot-member table:name="0.933333333333333" table:display="true" table:show-details="true"/>
                <table:data-pilot-member table:name="0.9375" table:display="true" table:show-details="true"/>
                <table:data-pilot-member table:name="0.941176470588235" table:display="true" table:show-details="true"/>
                <table:data-pilot-member table:name="0.944444444444444" table:display="true" table:show-details="true"/>
                <table:data-pilot-member table:name="0.947368421052632" table:display="true" table:show-details="true"/>
                <table:data-pilot-member table:name="0.95" table:display="true" table:show-details="true"/>
                <table:data-pilot-member table:name="0.958333333333333" table:display="true" table:show-details="true"/>
                <table:data-pilot-member table:name="0.961538461538462" table:display="true" table:show-details="true"/>
                <table:data-pilot-member table:name="0.962962962962963" table:display="true" table:show-details="true"/>
                <table:data-pilot-member table:name="1" table:display="true" table:show-details="true"/>
                <table:data-pilot-member table:name="1.02222222222222" table:display="true" table:show-details="true"/>
                <table:data-pilot-member table:name="1.03225806451613" table:display="true" table:show-details="true"/>
                <table:data-pilot-member table:name="1.03846153846154" table:display="true" table:show-details="true"/>
                <table:data-pilot-member table:name="1.04761904761905" table:display="true" table:show-details="true"/>
                <table:data-pilot-member table:name="1.05" table:display="true" table:show-details="true"/>
                <table:data-pilot-member table:name="1.05882352941176" table:display="true" table:show-details="true"/>
                <table:data-pilot-member table:name="1.0625" table:display="true" table:show-details="true"/>
                <table:data-pilot-member table:name="1.06666666666667" table:display="true" table:show-details="true"/>
                <table:data-pilot-member table:name="1.06896551724138" table:display="true" table:show-details="true"/>
                <table:data-pilot-member table:name="1.07142857142857" table:display="true" table:show-details="true"/>
                <table:data-pilot-member table:name="1.07692307692308" table:display="true" table:show-details="true"/>
                <table:data-pilot-member table:name="1.08333333333333" table:display="true" table:show-details="true"/>
                <table:data-pilot-member table:name="1.08571428571429" table:display="true" table:show-details="true"/>
                <table:data-pilot-member table:name="1.09090909090909" table:display="true" table:show-details="true"/>
                <table:data-pilot-member table:name="1.0952380952381" table:display="true" table:show-details="true"/>
                <table:data-pilot-member table:name="1.09677419354839" table:display="true" table:show-details="true"/>
                <table:data-pilot-member table:name="1.1" table:display="true" table:show-details="true"/>
                <table:data-pilot-member table:name="1.10714285714286" table:display="true" table:show-details="true"/>
                <table:data-pilot-member table:name="1.11111111111111" table:display="true" table:show-details="true"/>
                <table:data-pilot-member table:name="1.11764705882353" table:display="true" table:show-details="true"/>
                <table:data-pilot-member table:name="1.125" table:display="true" table:show-details="true"/>
                <table:data-pilot-member table:name="1.13333333333333" table:display="true" table:show-details="true"/>
                <table:data-pilot-member table:name="1.13793103448276" table:display="true" table:show-details="true"/>
                <table:data-pilot-member table:name="1.14285714285714" table:display="true" table:show-details="true"/>
                <table:data-pilot-member table:name="1.15" table:display="true" table:show-details="true"/>
                <table:data-pilot-member table:name="1.15384615384615" table:display="true" table:show-details="true"/>
                <table:data-pilot-member table:name="1.16666666666667" table:display="true" table:show-details="true"/>
                <table:data-pilot-member table:name="1.17391304347826" table:display="true" table:show-details="true"/>
                <table:data-pilot-member table:name="1.18181818181818" table:display="true" table:show-details="true"/>
                <table:data-pilot-member table:name="1.1875" table:display="true" table:show-details="true"/>
                <table:data-pilot-member table:name="1.2" table:display="true" table:show-details="true"/>
                <table:data-pilot-member table:name="1.21428571428571" table:display="true" table:show-details="true"/>
                <table:data-pilot-member table:name="1.22222222222222" table:display="true" table:show-details="true"/>
                <table:data-pilot-member table:name="1.23076923076923" table:display="true" table:show-details="true"/>
                <table:data-pilot-member table:name="1.25" table:display="true" table:show-details="true"/>
                <table:data-pilot-member table:name="1.26315789473684" table:display="true" table:show-details="true"/>
                <table:data-pilot-member table:name="1.28571428571429" table:display="true" table:show-details="true"/>
                <table:data-pilot-member table:name="1.3" table:display="true" table:show-details="true"/>
                <table:data-pilot-member table:name="1.33333333333333" table:display="true" table:show-details="true"/>
                <table:data-pilot-member table:name="1.34782608695652" table:display="true" table:show-details="true"/>
                <table:data-pilot-member table:name="1.36363636363636" table:display="true" table:show-details="true"/>
                <table:data-pilot-member table:name="1.375" table:display="true" table:show-details="true"/>
                <table:data-pilot-member table:name="1.4" table:display="true" table:show-details="true"/>
                <table:data-pilot-member table:name="1.42857142857143" table:display="true" table:show-details="true"/>
                <table:data-pilot-member table:name="1.44444444444444" table:display="true" table:show-details="true"/>
                <table:data-pilot-member table:name="1.45454545454545" table:display="true" table:show-details="true"/>
                <table:data-pilot-member table:name="1.5" table:display="true" table:show-details="true"/>
                <table:data-pilot-member table:name="1.55555555555556" table:display="true" table:show-details="true"/>
                <table:data-pilot-member table:name="1.57142857142857" table:display="true" table:show-details="true"/>
                <table:data-pilot-member table:name="1.58333333333333" table:display="true" table:show-details="true"/>
                <table:data-pilot-member table:name="1.61538461538462" table:display="true" table:show-details="true"/>
                <table:data-pilot-member table:name="1.66666666666667" table:display="true" table:show-details="true"/>
                <table:data-pilot-member table:name="1.7" table:display="true" table:show-details="true"/>
                <table:data-pilot-member table:name="1.71428571428571" table:display="true" table:show-details="true"/>
                <table:data-pilot-member table:name="1.75" table:display="true" table:show-details="true"/>
                <table:data-pilot-member table:name="1.83333333333333" table:display="true" table:show-details="true"/>
                <table:data-pilot-member table:name="1.875" table:display="true" table:show-details="true"/>
                <table:data-pilot-member table:name="2" table:display="true" table:show-details="true"/>
                <table:data-pilot-member table:name="2.28571428571429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ext-properties fo:color="#c9211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0:29:46.569313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2T17:26:02.615838509</dc:date>
    <meta:editing-duration>PT21M59S</meta:editing-duration>
    <meta:editing-cycles>2</meta:editing-cycles>
    <meta:generator>LibreOffice/6.4.7.2$Linux_X86_64 LibreOffice_project/40$Build-2</meta:generator>
    <meta:document-statistic meta:table-count="3" meta:cell-count="50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line" chart:style-name="ch1">
        <chart:legend chart:legend-position="end" svg:x="13.227cm" svg:y="3.46cm" style:legend-expansion="high" chart:style-name="ch2"/>
        <chart:plot-area chart:style-name="ch3" table:cell-range-address="Sheet3.O4:Sheet3.P4 Sheet3.O21:Sheet3.P36 Sheet3.R4:Sheet3.S4 Sheet3.R21:Sheet3.S36" chart:data-source-has-labels="row" svg:x="0.32cm" svg:y="0.18cm" svg:width="12.587cm" svg:height="8.653cm">
          <chartooo:coordinate-region svg:x="1.047cm" svg:y="0.379cm" svg:width="11.673cm" svg:height="7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O21:Sheet3.O36" chart:label-cell-address="Sheet3.O4:Sheet3.O4" chart:class="chart:line">
            <chart:data-point chart:repeated="16"/>
          </chart:series>
          <chart:series chart:style-name="ch7" chart:values-cell-range-address="Sheet3.P21:Sheet3.P36" chart:label-cell-address="Sheet3.P4:Sheet3.P4" chart:class="chart:line">
            <chart:data-point chart:repeated="16"/>
          </chart:series>
          <chart:series chart:style-name="ch8" chart:values-cell-range-address="Sheet3.R21:Sheet3.R36" chart:label-cell-address="Sheet3.R4:Sheet3.R4" chart:class="chart:line">
            <chart:data-point chart:repeated="16"/>
          </chart:series>
          <chart:series chart:style-name="ch9" chart:values-cell-range-address="Sheet3.S21:Sheet3.S36" chart:label-cell-address="Sheet3.S4:Sheet3.S4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 – No</text:p>
                <draw:g>
                  <svg:desc>Sheet3.O4:Sheet3.O4</svg:desc>
                </draw:g>
              </table:table-cell>
              <table:table-cell office:value-type="string">
                <text:p>D – Time</text:p>
                <draw:g>
                  <svg:desc>Sheet3.P4:Sheet3.P4</svg:desc>
                </draw:g>
              </table:table-cell>
              <table:table-cell office:value-type="string">
                <text:p>G – No</text:p>
                <draw:g>
                  <svg:desc>Sheet3.R4:Sheet3.R4</svg:desc>
                </draw:g>
              </table:table-cell>
              <table:table-cell office:value-type="string">
                <text:p>G – Time</text:p>
                <draw:g>
                  <svg:desc>Sheet3.S4:Sheet3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75">
                <text:p>0.9375</text:p>
                <draw:g>
                  <svg:desc>Sheet3.O21:Sheet3.O36</svg:desc>
                </draw:g>
              </table:table-cell>
              <table:table-cell office:value-type="float" office:value="0.927083333333333">
                <text:p>0.927083333333333</text:p>
                <draw:g>
                  <svg:desc>Sheet3.P21:Sheet3.P36</svg:desc>
                </draw:g>
              </table:table-cell>
              <table:table-cell office:value-type="float" office:value="0.9375">
                <text:p>0.9375</text:p>
                <draw:g>
                  <svg:desc>Sheet3.R21:Sheet3.R36</svg:desc>
                </draw:g>
              </table:table-cell>
              <table:table-cell office:value-type="float" office:value="0.96875">
                <text:p>0.96875</text:p>
                <draw:g>
                  <svg:desc>Sheet3.S21:Sheet3.S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7083333333333">
                <text:p>0.927083333333333</text:p>
              </table:table-cell>
              <table:table-cell office:value-type="float" office:value="0.940972222222222">
                <text:p>0.940972222222222</text:p>
              </table:table-cell>
              <table:table-cell office:value-type="float" office:value="1">
                <text:p>1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27083333333333">
                <text:p>0.927083333333333</text:p>
              </table:table-cell>
              <table:table-cell office:value-type="float" office:value="0.878472222222222">
                <text:p>0.878472222222222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7083333333333">
                <text:p>0.927083333333333</text:p>
              </table:table-cell>
              <table:table-cell office:value-type="float" office:value="0.96875">
                <text:p>0.96875</text:p>
              </table:table-cell>
              <table:table-cell office:value-type="float" office:value="0.9375">
                <text:p>0.9375</text:p>
              </table:table-cell>
              <table:table-cell office:value-type="float" office:value="0.940972222222222">
                <text:p>0.94097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793650793651">
                <text:p>1.007936507936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2771739130435">
                <text:p>0.862771739130435</text:p>
              </table:table-cell>
              <table:table-cell office:value-type="float" office:value="0.914930555555556">
                <text:p>0.914930555555556</text:p>
              </table:table-cell>
              <table:table-cell office:value-type="float" office:value="0.842361111111111">
                <text:p>0.842361111111111</text:p>
              </table:table-cell>
              <table:table-cell office:value-type="float" office:value="0.849179292929293">
                <text:p>0.849179292929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272727272727">
                <text:p>1.1227272727272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6893939393939">
                <text:p>1.06893939393939</text:p>
              </table:table-cell>
              <table:table-cell office:value-type="float" office:value="1.12152777777778">
                <text:p>1.12152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714743589744">
                <text:p>1.06714743589744</text:p>
              </table:table-cell>
              <table:table-cell office:value-type="float" office:value="0.988757321110262">
                <text:p>0.988757321110262</text:p>
              </table:table-cell>
              <table:table-cell office:value-type="float" office:value="0.841540404040404">
                <text:p>0.841540404040404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1.1125">
                <text:p>1.1125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5006313131313">
                <text:p>0.985006313131313</text:p>
              </table:table-cell>
              <table:table-cell office:value-type="float" office:value="0.998106060606061">
                <text:p>0.998106060606061</text:p>
              </table:table-cell>
              <table:table-cell office:value-type="float" office:value="0.900724637681159">
                <text:p>0.900724637681159</text:p>
              </table:table-cell>
              <table:table-cell office:value-type="float" office:value="0.921217105263158">
                <text:p>0.921217105263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5620915032681">
                <text:p>0.885620915032681</text:p>
              </table:table-cell>
              <table:table-cell office:value-type="float" office:value="0.984926470588235">
                <text:p>0.984926470588235</text:p>
              </table:table-cell>
              <table:table-cell office:value-type="float" office:value="0.939858058608059">
                <text:p>0.939858058608059</text:p>
              </table:table-cell>
              <table:table-cell office:value-type="float" office:value="0.915730280748663">
                <text:p>0.915730280748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35416666666667">
                <text:p>1.35416666666667</text:p>
              </table:table-cell>
              <table:table-cell office:value-type="float" office:value="1.09415584415585">
                <text:p>1.09415584415585</text:p>
              </table:table-cell>
              <table:table-cell office:value-type="float" office:value="1.15515873015873">
                <text:p>1.15515873015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216637529137">
                <text:p>1.12216637529137</text:p>
              </table:table-cell>
              <table:table-cell office:value-type="float" office:value="1.13839285714286">
                <text:p>1.13839285714286</text:p>
              </table:table-cell>
              <table:table-cell office:value-type="float" office:value="1.07043650793651">
                <text:p>1.07043650793651</text:p>
              </table:table-cell>
              <table:table-cell office:value-type="float" office:value="1.08496732026144">
                <text:p>1.08496732026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5863564747412">
                <text:p>0.825863564747412</text:p>
              </table:table-cell>
              <table:table-cell office:value-type="float" office:value="1.07211538461539">
                <text:p>1.07211538461539</text:p>
              </table:table-cell>
              <table:table-cell office:value-type="float" office:value="0.991044384465436">
                <text:p>0.991044384465436</text:p>
              </table:table-cell>
              <table:table-cell office:value-type="float" office:value="1.09071717755928">
                <text:p>1.09071717755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938735177866">
                <text:p>1.10938735177866</text:p>
              </table:table-cell>
              <table:table-cell office:value-type="float" office:value="1.26885775862069">
                <text:p>1.26885775862069</text:p>
              </table:table-cell>
              <table:table-cell office:value-type="float" office:value="1.17974137931035">
                <text:p>1.17974137931035</text:p>
              </table:table-cell>
              <table:table-cell office:value-type="float" office:value="1.10270774976657">
                <text:p>1.10270774976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764190821256">
                <text:p>1.2764190821256</text:p>
              </table:table-cell>
              <table:table-cell office:value-type="float" office:value="1.63209541062802">
                <text:p>1.63209541062802</text:p>
              </table:table-cell>
              <table:table-cell office:value-type="float" office:value="1.63007518796992">
                <text:p>1.63007518796992</text:p>
              </table:table-cell>
              <table:table-cell office:value-type="float" office:value="1.39803921568627">
                <text:p>1.39803921568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